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 fo:background-color="#FFFF00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T4" style:parent-style-name="Hyperlink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P5" style:parent-style-name="Normal" style:family="paragraph">
      <style:text-properties fo:font-weight="bold" style:font-weight-asian="bold" style:font-weight-complex="bold" fo:color="#EE0000" fo:background-color="#FFFF00" fo:language="en" fo:country="US"/>
    </style:style>
    <style:style style:name="T6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P7" style:parent-style-name="Normal" style:family="paragraph">
      <style:text-properties fo:font-weight="bold" style:font-weight-asian="bold" style:font-weight-complex="bold" fo:color="#EE0000" fo:background-color="#FFFF00" fo:language="en" fo:country="US"/>
    </style:style>
    <style:style style:name="T8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1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2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3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4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5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6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7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8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T19" style:parent-style-name="DefaultParagraphFont" style:family="text">
      <style:text-properties style:font-name="Segoe UI Emoji" style:font-name-complex="Segoe UI Emoji" fo:font-weight="bold" style:font-weight-asian="bold" style:font-weight-complex="bold" fo:background-color="#FFFF00" fo:language="en" fo:country="US"/>
    </style:style>
    <style:style style:name="T20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P22" style:parent-style-name="Normal" style:family="paragraph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font-weight="bold" style:font-weight-asian="bold" style:font-weight-complex="bold"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font-weight="bold" style:font-weight-asian="bold" style:font-weight-complex="bold"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font-weight="bold" style:font-weight-asian="bold" style:font-weight-complex="bold"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font-weight="bold" style:font-weight-asian="bold" style:font-weight-complex="bold"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41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42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43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44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45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46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47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T48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P49" style:parent-style-name="Normal" style:family="paragraph">
      <style:text-properties fo:font-weight="bold" style:font-weight-asian="bold" style:font-weight-complex="bold"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font-weight="bold" style:font-weight-asian="bold" style:font-weight-complex="bold" fo:language="en" fo:country="US"/>
    </style:style>
    <style:style style:name="T52" style:parent-style-name="DefaultParagraphFont" style:family="text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list-style-name="LFO1" style:family="paragraph"/>
    <style:style style:name="T55" style:parent-style-name="DefaultParagraphFont" style:family="text">
      <style:text-properties fo:font-weight="bold" style:font-weight-asian="bold" style:font-weight-complex="bold" fo:language="en" fo:country="US"/>
    </style:style>
    <style:style style:name="T56" style:parent-style-name="DefaultParagraphFont" style:family="text">
      <style:text-properties fo:language="en" fo:country="US"/>
    </style:style>
    <style:style style:name="P57" style:parent-style-name="Normal" style:list-style-name="LFO1" style:family="paragraph"/>
    <style:style style:name="T58" style:parent-style-name="DefaultParagraphFont" style:family="text">
      <style:text-properties fo:font-weight="bold" style:font-weight-asian="bold" style:font-weight-complex="bold" fo:language="en" fo:country="US"/>
    </style:style>
    <style:style style:name="T59" style:parent-style-name="DefaultParagraphFont" style:family="text">
      <style:text-properties fo:language="en" fo:country="US"/>
    </style:style>
    <style:style style:name="P60" style:parent-style-name="Normal" style:list-style-name="LFO1" style:family="paragraph"/>
    <style:style style:name="T61" style:parent-style-name="DefaultParagraphFont" style:family="text">
      <style:text-properties fo:font-weight="bold" style:font-weight-asian="bold" style:font-weight-complex="bold" fo:language="en" fo:country="US"/>
    </style:style>
    <style:style style:name="T62" style:parent-style-name="DefaultParagraphFont" style:family="text">
      <style:text-properties fo:language="en" fo:country="US"/>
    </style:style>
    <style:style style:name="P63" style:parent-style-name="Normal" style:list-style-name="LFO1" style:family="paragraph"/>
    <style:style style:name="T64" style:parent-style-name="DefaultParagraphFont" style:family="text">
      <style:text-properties fo:font-weight="bold" style:font-weight-asian="bold" style:font-weight-complex="bold"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font-weight="bold" style:font-weight-asian="bold" style:font-weight-complex="bold"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fo:language="en" fo:country="US"/>
    </style:style>
    <style:style style:name="P70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71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72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73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74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75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76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77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T78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P79" style:parent-style-name="Normal" style:family="paragraph">
      <style:text-properties fo:font-weight="bold" style:font-weight-asian="bold" style:font-weight-complex="bold" fo:language="en" fo:country="US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font-weight="bold" style:font-weight-asian="bold" style:font-weight-complex="bold" fo:language="en" fo:country="US"/>
    </style:style>
    <style:style style:name="T82" style:parent-style-name="DefaultParagraphFont" style:family="text">
      <style:text-properties fo:language="en" fo:country="US"/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fo:font-weight="bold" style:font-weight-asian="bold" style:font-weight-complex="bold"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font-weight="bold" style:font-weight-asian="bold" style:font-weight-complex="bold"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font-weight="bold" style:font-weight-asian="bold" style:font-weight-complex="bold"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language="en" fo:country="US"/>
    </style:style>
    <style:style style:name="P92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93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94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95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96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97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98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99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00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01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02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T103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T104" style:parent-style-name="DefaultParagraphFont" style:family="text">
      <style:text-properties style:font-name="Segoe UI Emoji" style:font-name-complex="Segoe UI Emoji" fo:font-weight="bold" style:font-weight-asian="bold" style:font-weight-complex="bold" fo:background-color="#FFFF00" fo:language="en" fo:country="US"/>
    </style:style>
    <style:style style:name="T105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P106" style:parent-style-name="Normal" style:family="paragraph">
      <style:text-properties fo:font-weight="bold" style:font-weight-asian="bold" style:font-weight-complex="bold" fo:language="en" fo:country="US"/>
    </style:style>
    <style:style style:name="P107" style:parent-style-name="Normal" style:family="paragraph">
      <style:text-properties fo:font-weight="bold" style:font-weight-asian="bold" style:font-weight-complex="bold" fo:language="en" fo:country="US"/>
    </style:style>
    <style:style style:name="T108" style:parent-style-name="DefaultParagraphFont" style:family="text">
      <style:text-properties fo:font-weight="bold" style:font-weight-asian="bold" style:font-weight-complex="bold"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font-weight="bold" style:font-weight-asian="bold" style:font-weight-complex="bold"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font-weight="bold" style:font-weight-asian="bold" style:font-weight-complex="bold"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font-weight="bold" style:font-weight-asian="bold" style:font-weight-complex="bold" fo:language="en" fo:country="US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fo:font-weight="bold" style:font-weight-asian="bold" style:font-weight-complex="bold" fo:language="en" fo:country="US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font-weight="bold" style:font-weight-asian="bold" style:font-weight-complex="bold"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font-weight="bold" style:font-weight-asian="bold" style:font-weight-complex="bold"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font-weight="bold" style:font-weight-asian="bold" style:font-weight-complex="bold"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P128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29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30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31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32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33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34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35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T136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P137" style:parent-style-name="Normal" style:family="paragraph">
      <style:text-properties fo:font-weight="bold" style:font-weight-asian="bold" style:font-weight-complex="bold"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font-weight="bold" style:font-weight-asian="bold" style:font-weight-complex="bold"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language="en" fo:country="US"/>
    </style:style>
    <style:style style:name="T142" style:parent-style-name="DefaultParagraphFont" style:family="text">
      <style:text-properties fo:font-weight="bold" style:font-weight-asian="bold" style:font-weight-complex="bold" fo:language="en" fo:country="US"/>
    </style:style>
    <style:style style:name="T143" style:parent-style-name="DefaultParagraphFont" style:family="text">
      <style:text-properties fo:language="en" fo:country="US"/>
    </style:style>
    <style:style style:name="T144" style:parent-style-name="DefaultParagraphFont" style:family="text">
      <style:text-properties fo:font-weight="bold" style:font-weight-asian="bold" style:font-weight-complex="bold" fo:language="en" fo:country="US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language="en" fo:country="US"/>
    </style:style>
    <style:style style:name="T147" style:parent-style-name="DefaultParagraphFont" style:family="text">
      <style:text-properties fo:font-weight="bold" style:font-weight-asian="bold" style:font-weight-complex="bold" fo:language="en" fo:country="US"/>
    </style:style>
    <style:style style:name="T148" style:parent-style-name="DefaultParagraphFont" style:family="text">
      <style:text-properties fo:language="en" fo:country="US"/>
    </style:style>
    <style:style style:name="T149" style:parent-style-name="DefaultParagraphFont" style:family="text">
      <style:text-properties fo:font-weight="bold" style:font-weight-asian="bold" style:font-weight-complex="bold"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font-weight="bold" style:font-weight-asian="bold" style:font-weight-complex="bold" fo:language="en" fo:country="US"/>
    </style:style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fo:language="en" fo:country="US"/>
    </style:style>
    <style:style style:name="P154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55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56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57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58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59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60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T161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P162" style:parent-style-name="Normal" style:family="paragraph">
      <style:text-properties fo:font-weight="bold" style:font-weight-asian="bold" style:font-weight-complex="bold" fo:language="en" fo:country="US"/>
    </style:style>
    <style:style style:name="P163" style:parent-style-name="Normal" style:list-style-name="LFO2" style:family="paragraph"/>
    <style:style style:name="T164" style:parent-style-name="DefaultParagraphFont" style:family="text">
      <style:text-properties fo:language="en" fo:country="US"/>
    </style:style>
    <style:style style:name="T165" style:parent-style-name="DefaultParagraphFont" style:family="text">
      <style:text-properties fo:font-weight="bold" style:font-weight-asian="bold" style:font-weight-complex="bold" fo:language="en" fo:country="US"/>
    </style:style>
    <style:style style:name="T166" style:parent-style-name="DefaultParagraphFont" style:family="text">
      <style:text-properties fo:language="en" fo:country="US"/>
    </style:style>
    <style:style style:name="P167" style:parent-style-name="Normal" style:list-style-name="LFO2" style:family="paragraph">
      <style:text-properties fo:language="en" fo:country="US"/>
    </style:style>
    <style:style style:name="P168" style:parent-style-name="Normal" style:list-style-name="LFO2" style:family="paragraph">
      <style:text-properties fo:language="en" fo:country="US"/>
    </style:style>
    <style:style style:name="P169" style:parent-style-name="Normal" style:list-style-name="LFO2" style:family="paragraph">
      <style:text-properties fo:language="en" fo:country="US"/>
    </style:style>
    <style:style style:name="P170" style:parent-style-name="Normal" style:list-style-name="LFO2" style:family="paragraph">
      <style:text-properties fo:language="en" fo:country="US"/>
    </style:style>
    <style:style style:name="T171" style:parent-style-name="DefaultParagraphFont" style:family="text">
      <style:text-properties fo:language="en" fo:country="US"/>
    </style:style>
    <style:style style:name="P172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73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74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75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76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77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78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P179" style:parent-style-name="Normal" style:family="paragraph">
      <style:text-properties fo:font-weight="bold" style:font-weight-asian="bold" style:font-weight-complex="bold" fo:background-color="#FFFF00" fo:language="en" fo:country="US"/>
    </style:style>
    <style:style style:name="T180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P181" style:parent-style-name="Normal" style:family="paragraph">
      <style:text-properties fo:font-weight="bold" style:font-weight-asian="bold" style:font-weight-complex="bold" fo:language="en" fo:country="US"/>
    </style:style>
    <style:style style:name="P182" style:parent-style-name="Normal" style:family="paragraph">
      <style:text-properties fo:font-weight="bold" style:font-weight-asian="bold" style:font-weight-complex="bold"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font-weight="bold" style:font-weight-asian="bold" style:font-weight-complex="bold" fo:language="en" fo:country="US"/>
    </style:style>
    <style:style style:name="T185" style:parent-style-name="DefaultParagraphFont" style:family="text">
      <style:text-properties fo:language="en" fo:country="US"/>
    </style:style>
    <style:style style:name="T186" style:parent-style-name="DefaultParagraphFont" style:family="text">
      <style:text-properties style:font-name="Segoe UI Emoji" style:font-name-complex="Segoe UI Emoji"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font-weight="bold" style:font-weight-asian="bold" style:font-weight-complex="bold" fo:language="en" fo:country="US"/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style:font-name="Segoe UI Emoji" style:font-name-complex="Segoe UI Emoji" fo:language="en" fo:country="US"/>
    </style:style>
    <style:style style:name="T191" style:parent-style-name="DefaultParagraphFont" style:family="text">
      <style:text-properties fo:language="en" fo:country="US"/>
    </style:style>
    <style:style style:name="T192" style:parent-style-name="DefaultParagraphFont" style:family="text">
      <style:text-properties fo:font-weight="bold" style:font-weight-asian="bold" style:font-weight-complex="bold" fo:language="en" fo:country="US"/>
    </style:style>
    <style:style style:name="P193" style:parent-style-name="Normal" style:family="paragraph">
      <style:text-properties fo:font-weight="bold" style:font-weight-asian="bold" style:font-weight-complex="bold" fo:language="en" fo:country="US"/>
    </style:style>
    <style:style style:name="P194" style:parent-style-name="Normal" style:family="paragraph">
      <style:text-properties style:font-name="Segoe UI Emoji" style:font-name-complex="Segoe UI Emoji" fo:font-weight="bold" style:font-weight-asian="bold" style:font-weight-complex="bold" fo:background-color="#FFFF00" style:text-underline-type="single" style:text-underline-style="solid" style:text-underline-width="auto" style:text-underline-mode="continuous" fo:language="en" fo:country="US"/>
    </style:style>
    <style:style style:name="P195" style:parent-style-name="Normal" style:family="paragraph">
      <style:text-properties style:font-name="Segoe UI Emoji" style:font-name-complex="Segoe UI Emoji" fo:font-weight="bold" style:font-weight-asian="bold" style:font-weight-complex="bold" fo:background-color="#FFFF00" style:text-underline-type="single" style:text-underline-style="solid" style:text-underline-width="auto" style:text-underline-mode="continuous" fo:language="en" fo:country="US"/>
    </style:style>
    <style:style style:name="T196" style:parent-style-name="DefaultParagraphFont" style:family="text">
      <style:text-properties style:font-name="Segoe UI Emoji" style:font-name-complex="Segoe UI Emoji" fo:font-weight="bold" style:font-weight-asian="bold" style:font-weight-complex="bold" fo:background-color="#FFFF00" style:text-underline-type="single" style:text-underline-style="solid" style:text-underline-width="auto" style:text-underline-mode="continuous" fo:language="en" fo:country="US"/>
    </style:style>
    <style:style style:name="T197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T198" style:parent-style-name="Hyperlink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T199" style:parent-style-name="Hyperlink" style:family="text">
      <style:text-properties style:font-name-complex="Calibri" fo:font-weight="bold" style:font-weight-asian="bold" style:font-weight-complex="bold"/>
    </style:style>
    <style:style style:name="T200" style:parent-style-name="Hyperlink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T201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202" style:parent-style-name="DefaultParagraphFont" style:family="text">
      <style:text-properties fo:font-weight="bold" style:font-weight-asian="bold" style:font-weight-complex="bold" fo:color="#EE0000" fo:background-color="#FFFF00" fo:language="el" fo:country="GR"/>
    </style:style>
    <style:style style:name="T203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204" style:parent-style-name="DefaultParagraphFont" style:family="text">
      <style:text-properties fo:font-weight="bold" style:font-weight-asian="bold" style:font-weight-complex="bold" fo:color="#EE0000" fo:background-color="#FFFF00" fo:language="el" fo:country="GR"/>
    </style:style>
    <style:style style:name="T205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206" style:parent-style-name="DefaultParagraphFont" style:family="text">
      <style:text-properties fo:font-weight="bold" style:font-weight-asian="bold" style:font-weight-complex="bold" fo:color="#EE0000" fo:background-color="#FFFF00" fo:language="el" fo:country="GR"/>
    </style:style>
    <style:style style:name="T207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208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209" style:parent-style-name="DefaultParagraphFont" style:family="text">
      <style:text-properties fo:font-weight="bold" style:font-weight-asian="bold" style:font-weight-complex="bold" fo:color="#EE0000" fo:background-color="#FFFF00" fo:language="el" fo:country="GR"/>
    </style:style>
    <style:style style:name="T210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211" style:parent-style-name="DefaultParagraphFont" style:family="text">
      <style:text-properties fo:font-weight="bold" style:font-weight-asian="bold" style:font-weight-complex="bold" fo:color="#EE0000" fo:background-color="#FFFF00" fo:language="el" fo:country="GR"/>
    </style:style>
    <style:style style:name="T212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213" style:parent-style-name="DefaultParagraphFont" style:family="text">
      <style:text-properties fo:font-weight="bold" style:font-weight-asian="bold" style:font-weight-complex="bold" fo:color="#EE0000" fo:background-color="#FFFF00" fo:language="el" fo:country="GR"/>
    </style:style>
    <style:style style:name="T214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215" style:parent-style-name="DefaultParagraphFont" style:family="text">
      <style:text-properties fo:font-weight="bold" style:font-weight-asian="bold" style:font-weight-complex="bold" fo:color="#EE0000" fo:background-color="#FFFF00" fo:language="el" fo:country="GR"/>
    </style:style>
    <style:style style:name="T216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217" style:parent-style-name="DefaultParagraphFont" style:family="text">
      <style:text-properties fo:font-weight="bold" style:font-weight-asian="bold" style:font-weight-complex="bold" fo:color="#EE0000" fo:background-color="#FFFF00" fo:language="el" fo:country="GR"/>
    </style:style>
    <style:style style:name="T218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219" style:parent-style-name="DefaultParagraphFont" style:family="text">
      <style:text-properties fo:font-weight="bold" style:font-weight-asian="bold" style:font-weight-complex="bold" fo:color="#EE0000" fo:background-color="#FFFF00" fo:language="el" fo:country="GR"/>
    </style:style>
    <style:style style:name="T220" style:parent-style-name="DefaultParagraphFont" style:family="text">
      <style:text-properties fo:font-weight="bold" style:font-weight-asian="bold" style:font-weight-complex="bold" fo:color="#EE0000" fo:background-color="#FFFF00" fo:language="en" fo:country="US"/>
    </style:style>
    <style:style style:name="T221" style:parent-style-name="DefaultParagraphFont" style:family="text">
      <style:text-properties fo:font-weight="bold" style:font-weight-asian="bold" style:font-weight-complex="bold" fo:color="#EE0000" fo:background-color="#FFFF00" fo:language="el" fo:country="GR"/>
    </style:style>
    <style:style style:name="P222" style:parent-style-name="Normal" style:family="paragraph">
      <style:text-properties fo:font-weight="bold" style:font-weight-asian="bold" style:font-weight-complex="bold" fo:language="el" fo:country="GR"/>
    </style:style>
    <style:style style:name="P223" style:parent-style-name="Normal" style:family="paragraph">
      <style:text-properties fo:font-weight="bold" style:font-weight-asian="bold" style:font-weight-complex="bold" fo:language="el" fo:country="GR"/>
    </style:style>
    <style:style style:name="T224" style:parent-style-name="DefaultParagraphFont" style:family="text">
      <style:text-properties fo:language="el" fo:country="GR"/>
    </style:style>
    <style:style style:name="T225" style:parent-style-name="DefaultParagraphFont" style:family="text">
      <style:text-properties fo:font-weight="bold" style:font-weight-asian="bold" style:font-weight-complex="bold" fo:language="el" fo:country="GR"/>
    </style:style>
    <style:style style:name="T226" style:parent-style-name="DefaultParagraphFont" style:family="text">
      <style:text-properties fo:font-weight="bold" style:font-weight-asian="bold" style:font-weight-complex="bold" fo:language="en" fo:country="US"/>
    </style:style>
    <style:style style:name="T227" style:parent-style-name="DefaultParagraphFont" style:family="text">
      <style:text-properties fo:font-weight="bold" style:font-weight-asian="bold" style:font-weight-complex="bold" fo:language="el" fo:country="GR"/>
    </style:style>
    <style:style style:name="T228" style:parent-style-name="DefaultParagraphFont" style:family="text">
      <style:text-properties fo:font-weight="bold" style:font-weight-asian="bold" style:font-weight-complex="bold" fo:language="en" fo:country="US"/>
    </style:style>
    <style:style style:name="T229" style:parent-style-name="DefaultParagraphFont" style:family="text">
      <style:text-properties fo:language="el" fo:country="GR"/>
    </style:style>
    <style:style style:name="T230" style:parent-style-name="DefaultParagraphFont" style:family="text">
      <style:text-properties fo:language="en" fo:country="US"/>
    </style:style>
    <style:style style:name="T231" style:parent-style-name="DefaultParagraphFont" style:family="text">
      <style:text-properties fo:language="el" fo:country="GR"/>
    </style:style>
    <style:style style:name="T232" style:parent-style-name="DefaultParagraphFont" style:family="text">
      <style:text-properties fo:language="el" fo:country="GR"/>
    </style:style>
    <style:style style:name="T233" style:parent-style-name="DefaultParagraphFont" style:family="text">
      <style:text-properties fo:font-weight="bold" style:font-weight-asian="bold" style:font-weight-complex="bold" fo:language="el" fo:country="GR"/>
    </style:style>
    <style:style style:name="T234" style:parent-style-name="DefaultParagraphFont" style:family="text">
      <style:text-properties fo:language="el" fo:country="GR"/>
    </style:style>
    <style:style style:name="T235" style:parent-style-name="DefaultParagraphFont" style:family="text">
      <style:text-properties fo:font-weight="bold" style:font-weight-asian="bold" style:font-weight-complex="bold" fo:language="en" fo:country="US"/>
    </style:style>
    <style:style style:name="T236" style:parent-style-name="DefaultParagraphFont" style:family="text">
      <style:text-properties fo:font-weight="bold" style:font-weight-asian="bold" style:font-weight-complex="bold" fo:language="el" fo:country="GR"/>
    </style:style>
    <style:style style:name="T237" style:parent-style-name="DefaultParagraphFont" style:family="text">
      <style:text-properties fo:font-weight="bold" style:font-weight-asian="bold" style:font-weight-complex="bold" fo:language="en" fo:country="US"/>
    </style:style>
    <style:style style:name="T238" style:parent-style-name="DefaultParagraphFont" style:family="text">
      <style:text-properties fo:font-weight="bold" style:font-weight-asian="bold" style:font-weight-complex="bold" fo:language="el" fo:country="GR"/>
    </style:style>
    <style:style style:name="T239" style:parent-style-name="DefaultParagraphFont" style:family="text">
      <style:text-properties fo:font-weight="bold" style:font-weight-asian="bold" style:font-weight-complex="bold" fo:language="en" fo:country="US"/>
    </style:style>
    <style:style style:name="T240" style:parent-style-name="DefaultParagraphFont" style:family="text">
      <style:text-properties fo:language="el" fo:country="GR"/>
    </style:style>
    <style:style style:name="T241" style:parent-style-name="DefaultParagraphFont" style:family="text">
      <style:text-properties fo:font-weight="bold" style:font-weight-asian="bold" style:font-weight-complex="bold" fo:language="en" fo:country="US"/>
    </style:style>
    <style:style style:name="T242" style:parent-style-name="DefaultParagraphFont" style:family="text">
      <style:text-properties fo:font-weight="bold" style:font-weight-asian="bold" style:font-weight-complex="bold" fo:language="el" fo:country="GR"/>
    </style:style>
    <style:style style:name="T243" style:parent-style-name="DefaultParagraphFont" style:family="text">
      <style:text-properties fo:font-weight="bold" style:font-weight-asian="bold" style:font-weight-complex="bold" fo:language="en" fo:country="US"/>
    </style:style>
    <style:style style:name="T244" style:parent-style-name="DefaultParagraphFont" style:family="text">
      <style:text-properties fo:font-weight="bold" style:font-weight-asian="bold" style:font-weight-complex="bold" fo:language="el" fo:country="GR"/>
    </style:style>
    <style:style style:name="T245" style:parent-style-name="DefaultParagraphFont" style:family="text">
      <style:text-properties fo:font-weight="bold" style:font-weight-asian="bold" style:font-weight-complex="bold" fo:language="en" fo:country="US"/>
    </style:style>
    <style:style style:name="T246" style:parent-style-name="DefaultParagraphFont" style:family="text">
      <style:text-properties fo:font-weight="bold" style:font-weight-asian="bold" style:font-weight-complex="bold" fo:language="el" fo:country="GR"/>
    </style:style>
    <style:style style:name="T247" style:parent-style-name="DefaultParagraphFont" style:family="text">
      <style:text-properties fo:font-weight="bold" style:font-weight-asian="bold" style:font-weight-complex="bold" fo:language="en" fo:country="US"/>
    </style:style>
    <style:style style:name="T248" style:parent-style-name="DefaultParagraphFont" style:family="text">
      <style:text-properties fo:language="el" fo:country="GR"/>
    </style:style>
    <style:style style:name="T249" style:parent-style-name="DefaultParagraphFont" style:family="text">
      <style:text-properties fo:font-weight="bold" style:font-weight-asian="bold" style:font-weight-complex="bold" fo:language="en" fo:country="US"/>
    </style:style>
    <style:style style:name="T250" style:parent-style-name="DefaultParagraphFont" style:family="text">
      <style:text-properties fo:font-weight="bold" style:font-weight-asian="bold" style:font-weight-complex="bold" fo:language="el" fo:country="GR"/>
    </style:style>
    <style:style style:name="T251" style:parent-style-name="DefaultParagraphFont" style:family="text">
      <style:text-properties fo:font-weight="bold" style:font-weight-asian="bold" style:font-weight-complex="bold" fo:language="en" fo:country="US"/>
    </style:style>
    <style:style style:name="T252" style:parent-style-name="DefaultParagraphFont" style:family="text">
      <style:text-properties fo:language="el" fo:country="GR"/>
    </style:style>
    <style:style style:name="T253" style:parent-style-name="DefaultParagraphFont" style:family="text">
      <style:text-properties fo:font-weight="bold" style:font-weight-asian="bold" style:font-weight-complex="bold" fo:language="en" fo:country="US"/>
    </style:style>
    <style:style style:name="T254" style:parent-style-name="DefaultParagraphFont" style:family="text">
      <style:text-properties fo:font-weight="bold" style:font-weight-asian="bold" style:font-weight-complex="bold" fo:language="el" fo:country="GR"/>
    </style:style>
    <style:style style:name="T255" style:parent-style-name="DefaultParagraphFont" style:family="text">
      <style:text-properties fo:font-weight="bold" style:font-weight-asian="bold" style:font-weight-complex="bold" fo:language="en" fo:country="US"/>
    </style:style>
    <style:style style:name="T256" style:parent-style-name="DefaultParagraphFont" style:family="text">
      <style:text-properties fo:language="el" fo:country="GR"/>
    </style:style>
    <style:style style:name="T257" style:parent-style-name="DefaultParagraphFont" style:family="text">
      <style:text-properties fo:font-weight="bold" style:font-weight-asian="bold" style:font-weight-complex="bold" fo:language="el" fo:country="GR"/>
    </style:style>
    <style:style style:name="T258" style:parent-style-name="DefaultParagraphFont" style:family="text">
      <style:text-properties fo:font-weight="bold" style:font-weight-asian="bold" style:font-weight-complex="bold" fo:language="en" fo:country="US"/>
    </style:style>
    <style:style style:name="T259" style:parent-style-name="DefaultParagraphFont" style:family="text">
      <style:text-properties fo:font-weight="bold" style:font-weight-asian="bold" style:font-weight-complex="bold" fo:language="el" fo:country="GR"/>
    </style:style>
    <style:style style:name="T260" style:parent-style-name="DefaultParagraphFont" style:family="text">
      <style:text-properties fo:font-weight="bold" style:font-weight-asian="bold" style:font-weight-complex="bold" fo:language="en" fo:country="US"/>
    </style:style>
    <style:style style:name="T261" style:parent-style-name="DefaultParagraphFont" style:family="text">
      <style:text-properties fo:language="el" fo:country="GR"/>
    </style:style>
    <style:style style:name="T262" style:parent-style-name="DefaultParagraphFont" style:family="text">
      <style:text-properties fo:language="el" fo:country="GR"/>
    </style:style>
    <style:style style:name="T263" style:parent-style-name="DefaultParagraphFont" style:family="text">
      <style:text-properties fo:font-weight="bold" style:font-weight-asian="bold" style:font-weight-complex="bold" fo:language="el" fo:country="GR"/>
    </style:style>
    <style:style style:name="T264" style:parent-style-name="DefaultParagraphFont" style:family="text">
      <style:text-properties fo:language="el" fo:country="GR"/>
    </style:style>
    <style:style style:name="T265" style:parent-style-name="DefaultParagraphFont" style:family="text">
      <style:text-properties fo:font-weight="bold" style:font-weight-asian="bold" style:font-weight-complex="bold" fo:language="el" fo:country="GR"/>
    </style:style>
    <style:style style:name="T266" style:parent-style-name="DefaultParagraphFont" style:family="text">
      <style:text-properties fo:language="el" fo:country="GR"/>
    </style:style>
    <style:style style:name="T267" style:parent-style-name="DefaultParagraphFont" style:family="text">
      <style:text-properties fo:language="en" fo:country="US"/>
    </style:style>
    <style:style style:name="P268" style:parent-style-name="Normal" style:family="paragraph">
      <style:text-properties fo:font-weight="bold" style:font-weight-asian="bold" style:font-weight-complex="bold" fo:language="el" fo:country="GR"/>
    </style:style>
    <style:style style:name="T269" style:parent-style-name="DefaultParagraphFont" style:family="text">
      <style:text-properties fo:language="el" fo:country="GR"/>
    </style:style>
    <style:style style:name="T270" style:parent-style-name="DefaultParagraphFont" style:family="text">
      <style:text-properties fo:font-weight="bold" style:font-weight-asian="bold" style:font-weight-complex="bold" fo:language="el" fo:country="GR"/>
    </style:style>
    <style:style style:name="T271" style:parent-style-name="DefaultParagraphFont" style:family="text">
      <style:text-properties fo:language="el" fo:country="GR"/>
    </style:style>
    <style:style style:name="P272" style:parent-style-name="Normal" style:family="paragraph">
      <style:text-properties fo:language="el" fo:country="GR"/>
    </style:style>
    <style:style style:name="T273" style:parent-style-name="DefaultParagraphFont" style:family="text">
      <style:text-properties fo:font-weight="bold" style:font-weight-asian="bold" style:font-weight-complex="bold" fo:language="en" fo:country="US"/>
    </style:style>
    <style:style style:name="T274" style:parent-style-name="DefaultParagraphFont" style:family="text">
      <style:text-properties fo:font-weight="bold" style:font-weight-asian="bold" style:font-weight-complex="bold" fo:language="el" fo:country="GR"/>
    </style:style>
    <style:style style:name="T275" style:parent-style-name="DefaultParagraphFont" style:family="text">
      <style:text-properties fo:font-weight="bold" style:font-weight-asian="bold" style:font-weight-complex="bold" fo:language="en" fo:country="US"/>
    </style:style>
    <style:style style:name="T276" style:parent-style-name="DefaultParagraphFont" style:family="text">
      <style:text-properties fo:font-weight="bold" style:font-weight-asian="bold" style:font-weight-complex="bold" fo:language="el" fo:country="GR"/>
    </style:style>
    <style:style style:name="T277" style:parent-style-name="DefaultParagraphFont" style:family="text">
      <style:text-properties fo:font-weight="bold" style:font-weight-asian="bold" style:font-weight-complex="bold" fo:language="en" fo:country="US"/>
    </style:style>
    <style:style style:name="T278" style:parent-style-name="DefaultParagraphFont" style:family="text">
      <style:text-properties fo:language="el" fo:country="GR"/>
    </style:style>
    <style:style style:name="T279" style:parent-style-name="DefaultParagraphFont" style:family="text">
      <style:text-properties fo:font-weight="bold" style:font-weight-asian="bold" style:font-weight-complex="bold" fo:language="en" fo:country="US"/>
    </style:style>
    <style:style style:name="T280" style:parent-style-name="DefaultParagraphFont" style:family="text">
      <style:text-properties fo:language="el" fo:country="GR"/>
    </style:style>
    <style:style style:name="T281" style:parent-style-name="DefaultParagraphFont" style:family="text">
      <style:text-properties fo:font-weight="bold" style:font-weight-asian="bold" style:font-weight-complex="bold" fo:language="en" fo:country="US"/>
    </style:style>
    <style:style style:name="T282" style:parent-style-name="DefaultParagraphFont" style:family="text">
      <style:text-properties fo:font-weight="bold" style:font-weight-asian="bold" style:font-weight-complex="bold" fo:language="el" fo:country="GR"/>
    </style:style>
    <style:style style:name="T283" style:parent-style-name="DefaultParagraphFont" style:family="text">
      <style:text-properties fo:font-weight="bold" style:font-weight-asian="bold" style:font-weight-complex="bold" fo:language="en" fo:country="US"/>
    </style:style>
    <style:style style:name="T284" style:parent-style-name="DefaultParagraphFont" style:family="text">
      <style:text-properties fo:font-weight="bold" style:font-weight-asian="bold" style:font-weight-complex="bold" fo:language="el" fo:country="GR"/>
    </style:style>
    <style:style style:name="T285" style:parent-style-name="DefaultParagraphFont" style:family="text">
      <style:text-properties fo:font-weight="bold" style:font-weight-asian="bold" style:font-weight-complex="bold" fo:language="en" fo:country="US"/>
    </style:style>
    <style:style style:name="T286" style:parent-style-name="DefaultParagraphFont" style:family="text">
      <style:text-properties fo:font-weight="bold" style:font-weight-asian="bold" style:font-weight-complex="bold" fo:language="el" fo:country="GR"/>
    </style:style>
    <style:style style:name="T287" style:parent-style-name="DefaultParagraphFont" style:family="text">
      <style:text-properties fo:font-weight="bold" style:font-weight-asian="bold" style:font-weight-complex="bold" fo:language="en" fo:country="US"/>
    </style:style>
    <style:style style:name="T288" style:parent-style-name="DefaultParagraphFont" style:family="text">
      <style:text-properties fo:font-weight="bold" style:font-weight-asian="bold" style:font-weight-complex="bold" fo:language="el" fo:country="GR"/>
    </style:style>
    <style:style style:name="T289" style:parent-style-name="DefaultParagraphFont" style:family="text">
      <style:text-properties fo:font-weight="bold" style:font-weight-asian="bold" style:font-weight-complex="bold" fo:language="en" fo:country="US"/>
    </style:style>
    <style:style style:name="T290" style:parent-style-name="DefaultParagraphFont" style:family="text">
      <style:text-properties fo:language="el" fo:country="GR"/>
    </style:style>
    <style:style style:name="T291" style:parent-style-name="DefaultParagraphFont" style:family="text">
      <style:text-properties fo:language="en" fo:country="US"/>
    </style:style>
    <style:style style:name="T292" style:parent-style-name="DefaultParagraphFont" style:family="text">
      <style:text-properties fo:language="el" fo:country="GR"/>
    </style:style>
    <style:style style:name="T293" style:parent-style-name="DefaultParagraphFont" style:family="text">
      <style:text-properties fo:font-weight="bold" style:font-weight-asian="bold" style:font-weight-complex="bold" fo:language="en" fo:country="US"/>
    </style:style>
    <style:style style:name="T294" style:parent-style-name="DefaultParagraphFont" style:family="text">
      <style:text-properties fo:font-weight="bold" style:font-weight-asian="bold" style:font-weight-complex="bold" fo:language="el" fo:country="GR"/>
    </style:style>
    <style:style style:name="T295" style:parent-style-name="DefaultParagraphFont" style:family="text">
      <style:text-properties fo:font-weight="bold" style:font-weight-asian="bold" style:font-weight-complex="bold" fo:language="en" fo:country="US"/>
    </style:style>
    <style:style style:name="T296" style:parent-style-name="DefaultParagraphFont" style:family="text">
      <style:text-properties fo:font-weight="bold" style:font-weight-asian="bold" style:font-weight-complex="bold" fo:language="el" fo:country="GR"/>
    </style:style>
    <style:style style:name="T297" style:parent-style-name="DefaultParagraphFont" style:family="text">
      <style:text-properties fo:language="el" fo:country="GR"/>
    </style:style>
    <style:style style:name="T298" style:parent-style-name="DefaultParagraphFont" style:family="text">
      <style:text-properties fo:font-weight="bold" style:font-weight-asian="bold" style:font-weight-complex="bold" fo:language="en" fo:country="US"/>
    </style:style>
    <style:style style:name="T299" style:parent-style-name="DefaultParagraphFont" style:family="text">
      <style:text-properties fo:font-weight="bold" style:font-weight-asian="bold" style:font-weight-complex="bold" fo:language="el" fo:country="GR"/>
    </style:style>
    <style:style style:name="T300" style:parent-style-name="DefaultParagraphFont" style:family="text">
      <style:text-properties fo:font-weight="bold" style:font-weight-asian="bold" style:font-weight-complex="bold" fo:language="en" fo:country="US"/>
    </style:style>
    <style:style style:name="T301" style:parent-style-name="DefaultParagraphFont" style:family="text">
      <style:text-properties fo:font-weight="bold" style:font-weight-asian="bold" style:font-weight-complex="bold" fo:language="el" fo:country="GR"/>
    </style:style>
    <style:style style:name="T302" style:parent-style-name="DefaultParagraphFont" style:family="text">
      <style:text-properties fo:font-weight="bold" style:font-weight-asian="bold" style:font-weight-complex="bold" fo:language="en" fo:country="US"/>
    </style:style>
    <style:style style:name="T303" style:parent-style-name="DefaultParagraphFont" style:family="text">
      <style:text-properties fo:font-weight="bold" style:font-weight-asian="bold" style:font-weight-complex="bold" fo:language="el" fo:country="GR"/>
    </style:style>
    <style:style style:name="T304" style:parent-style-name="DefaultParagraphFont" style:family="text">
      <style:text-properties fo:font-weight="bold" style:font-weight-asian="bold" style:font-weight-complex="bold" fo:language="en" fo:country="US"/>
    </style:style>
    <style:style style:name="T305" style:parent-style-name="DefaultParagraphFont" style:family="text">
      <style:text-properties fo:language="el" fo:country="GR"/>
    </style:style>
    <style:style style:name="T306" style:parent-style-name="DefaultParagraphFont" style:family="text">
      <style:text-properties fo:font-weight="bold" style:font-weight-asian="bold" style:font-weight-complex="bold" fo:language="en" fo:country="US"/>
    </style:style>
    <style:style style:name="T307" style:parent-style-name="DefaultParagraphFont" style:family="text">
      <style:text-properties fo:font-weight="bold" style:font-weight-asian="bold" style:font-weight-complex="bold" fo:language="el" fo:country="GR"/>
    </style:style>
    <style:style style:name="T308" style:parent-style-name="DefaultParagraphFont" style:family="text">
      <style:text-properties fo:font-weight="bold" style:font-weight-asian="bold" style:font-weight-complex="bold" fo:language="en" fo:country="US"/>
    </style:style>
    <style:style style:name="T309" style:parent-style-name="DefaultParagraphFont" style:family="text">
      <style:text-properties fo:language="el" fo:country="GR"/>
    </style:style>
    <style:style style:name="T310" style:parent-style-name="DefaultParagraphFont" style:family="text">
      <style:text-properties fo:language="en" fo:country="US"/>
    </style:style>
    <style:style style:name="T311" style:parent-style-name="DefaultParagraphFont" style:family="text">
      <style:text-properties fo:language="el" fo:country="GR"/>
    </style:style>
    <style:style style:name="T312" style:parent-style-name="DefaultParagraphFont" style:family="text">
      <style:text-properties fo:language="en" fo:country="US"/>
    </style:style>
    <style:style style:name="T313" style:parent-style-name="DefaultParagraphFont" style:family="text">
      <style:text-properties fo:language="el" fo:country="GR"/>
    </style:style>
    <style:style style:name="T314" style:parent-style-name="DefaultParagraphFont" style:family="text">
      <style:text-properties fo:font-weight="bold" style:font-weight-asian="bold" style:font-weight-complex="bold" fo:language="en" fo:country="US"/>
    </style:style>
    <style:style style:name="T315" style:parent-style-name="DefaultParagraphFont" style:family="text">
      <style:text-properties fo:font-weight="bold" style:font-weight-asian="bold" style:font-weight-complex="bold" fo:language="el" fo:country="GR"/>
    </style:style>
    <style:style style:name="T316" style:parent-style-name="DefaultParagraphFont" style:family="text">
      <style:text-properties fo:font-weight="bold" style:font-weight-asian="bold" style:font-weight-complex="bold" fo:language="en" fo:country="US"/>
    </style:style>
    <style:style style:name="T317" style:parent-style-name="DefaultParagraphFont" style:family="text">
      <style:text-properties fo:font-weight="bold" style:font-weight-asian="bold" style:font-weight-complex="bold" fo:language="el" fo:country="GR"/>
    </style:style>
    <style:style style:name="T318" style:parent-style-name="DefaultParagraphFont" style:family="text">
      <style:text-properties fo:font-weight="bold" style:font-weight-asian="bold" style:font-weight-complex="bold" fo:language="en" fo:country="US"/>
    </style:style>
    <style:style style:name="T319" style:parent-style-name="DefaultParagraphFont" style:family="text">
      <style:text-properties fo:language="el" fo:country="GR"/>
    </style:style>
    <style:style style:name="T320" style:parent-style-name="DefaultParagraphFont" style:family="text">
      <style:text-properties fo:font-weight="bold" style:font-weight-asian="bold" style:font-weight-complex="bold" fo:language="en" fo:country="US"/>
    </style:style>
    <style:style style:name="T321" style:parent-style-name="DefaultParagraphFont" style:family="text">
      <style:text-properties fo:font-weight="bold" style:font-weight-asian="bold" style:font-weight-complex="bold" fo:language="el" fo:country="GR"/>
    </style:style>
    <style:style style:name="T322" style:parent-style-name="DefaultParagraphFont" style:family="text">
      <style:text-properties fo:font-weight="bold" style:font-weight-asian="bold" style:font-weight-complex="bold" fo:language="en" fo:country="US"/>
    </style:style>
    <style:style style:name="T323" style:parent-style-name="DefaultParagraphFont" style:family="text">
      <style:text-properties fo:font-weight="bold" style:font-weight-asian="bold" style:font-weight-complex="bold" fo:language="el" fo:country="GR"/>
    </style:style>
    <style:style style:name="T324" style:parent-style-name="DefaultParagraphFont" style:family="text">
      <style:text-properties fo:font-weight="bold" style:font-weight-asian="bold" style:font-weight-complex="bold" fo:language="en" fo:country="US"/>
    </style:style>
    <style:style style:name="T325" style:parent-style-name="DefaultParagraphFont" style:family="text">
      <style:text-properties fo:language="el" fo:country="GR"/>
    </style:style>
    <style:style style:name="T326" style:parent-style-name="DefaultParagraphFont" style:family="text">
      <style:text-properties fo:language="el" fo:country="GR"/>
    </style:style>
    <style:style style:name="T327" style:parent-style-name="DefaultParagraphFont" style:family="text">
      <style:text-properties fo:font-weight="bold" style:font-weight-asian="bold" style:font-weight-complex="bold" fo:language="el" fo:country="GR"/>
    </style:style>
    <style:style style:name="T328" style:parent-style-name="DefaultParagraphFont" style:family="text">
      <style:text-properties fo:language="el" fo:country="GR"/>
    </style:style>
    <style:style style:name="T329" style:parent-style-name="DefaultParagraphFont" style:family="text">
      <style:text-properties fo:font-weight="bold" style:font-weight-asian="bold" style:font-weight-complex="bold" fo:language="el" fo:country="GR"/>
    </style:style>
    <style:style style:name="T330" style:parent-style-name="DefaultParagraphFont" style:family="text">
      <style:text-properties fo:language="el" fo:country="GR"/>
    </style:style>
    <style:style style:name="T331" style:parent-style-name="DefaultParagraphFont" style:family="text">
      <style:text-properties fo:language="en" fo:country="US"/>
    </style:style>
    <style:style style:name="P332" style:parent-style-name="Normal" style:family="paragraph">
      <style:text-properties fo:font-weight="bold" style:font-weight-asian="bold" style:font-weight-complex="bold" fo:language="el" fo:country="GR"/>
    </style:style>
    <style:style style:name="T333" style:parent-style-name="DefaultParagraphFont" style:family="text">
      <style:text-properties fo:language="el" fo:country="GR"/>
    </style:style>
    <style:style style:name="T334" style:parent-style-name="DefaultParagraphFont" style:family="text">
      <style:text-properties fo:font-weight="bold" style:font-weight-asian="bold" style:font-weight-complex="bold" fo:language="el" fo:country="GR"/>
    </style:style>
    <style:style style:name="T335" style:parent-style-name="DefaultParagraphFont" style:family="text">
      <style:text-properties fo:language="el" fo:country="GR"/>
    </style:style>
    <style:style style:name="T336" style:parent-style-name="DefaultParagraphFont" style:family="text">
      <style:text-properties fo:language="el" fo:country="GR"/>
    </style:style>
    <style:style style:name="T337" style:parent-style-name="DefaultParagraphFont" style:family="text">
      <style:text-properties fo:font-weight="bold" style:font-weight-asian="bold" style:font-weight-complex="bold" fo:language="el" fo:country="GR"/>
    </style:style>
    <style:style style:name="T338" style:parent-style-name="DefaultParagraphFont" style:family="text">
      <style:text-properties fo:font-weight="bold" style:font-weight-asian="bold" style:font-weight-complex="bold" fo:language="en" fo:country="US"/>
    </style:style>
    <style:style style:name="T339" style:parent-style-name="DefaultParagraphFont" style:family="text">
      <style:text-properties fo:font-weight="bold" style:font-weight-asian="bold" style:font-weight-complex="bold" fo:language="el" fo:country="GR"/>
    </style:style>
    <style:style style:name="T340" style:parent-style-name="DefaultParagraphFont" style:family="text">
      <style:text-properties fo:font-weight="bold" style:font-weight-asian="bold" style:font-weight-complex="bold" fo:language="en" fo:country="US"/>
    </style:style>
    <style:style style:name="T341" style:parent-style-name="DefaultParagraphFont" style:family="text">
      <style:text-properties fo:font-weight="bold" style:font-weight-asian="bold" style:font-weight-complex="bold" fo:language="el" fo:country="GR"/>
    </style:style>
    <style:style style:name="T342" style:parent-style-name="DefaultParagraphFont" style:family="text">
      <style:text-properties fo:language="el" fo:country="GR"/>
    </style:style>
    <style:style style:name="P343" style:parent-style-name="Normal" style:list-style-name="LFO3" style:family="paragraph">
      <style:text-properties fo:language="en" fo:country="US"/>
    </style:style>
    <style:style style:name="P344" style:parent-style-name="Normal" style:list-style-name="LFO3" style:family="paragraph">
      <style:text-properties fo:language="en" fo:country="US"/>
    </style:style>
    <style:style style:name="P345" style:parent-style-name="Normal" style:list-style-name="LFO3" style:family="paragraph">
      <style:text-properties fo:language="en" fo:country="US"/>
    </style:style>
    <style:style style:name="P346" style:parent-style-name="Normal" style:list-style-name="LFO3" style:family="paragraph">
      <style:text-properties fo:language="en" fo:country="US"/>
    </style:style>
    <style:style style:name="T347" style:parent-style-name="DefaultParagraphFont" style:family="text">
      <style:text-properties fo:language="el" fo:country="GR"/>
    </style:style>
    <style:style style:name="T348" style:parent-style-name="DefaultParagraphFont" style:family="text">
      <style:text-properties fo:font-weight="bold" style:font-weight-asian="bold" style:font-weight-complex="bold" fo:language="el" fo:country="GR"/>
    </style:style>
    <style:style style:name="T349" style:parent-style-name="DefaultParagraphFont" style:family="text">
      <style:text-properties fo:language="el" fo:country="GR"/>
    </style:style>
    <style:style style:name="T350" style:parent-style-name="DefaultParagraphFont" style:family="text">
      <style:text-properties fo:font-weight="bold" style:font-weight-asian="bold" style:font-weight-complex="bold" fo:language="el" fo:country="GR"/>
    </style:style>
    <style:style style:name="T351" style:parent-style-name="DefaultParagraphFont" style:family="text">
      <style:text-properties fo:language="el" fo:country="GR"/>
    </style:style>
    <style:style style:name="T352" style:parent-style-name="DefaultParagraphFont" style:family="text">
      <style:text-properties fo:font-weight="bold" style:font-weight-asian="bold" style:font-weight-complex="bold" fo:language="el" fo:country="GR"/>
    </style:style>
    <style:style style:name="T353" style:parent-style-name="DefaultParagraphFont" style:family="text">
      <style:text-properties fo:language="el" fo:country="GR"/>
    </style:style>
    <style:style style:name="T354" style:parent-style-name="DefaultParagraphFont" style:family="text">
      <style:text-properties fo:language="el" fo:country="GR"/>
    </style:style>
    <style:style style:name="T355" style:parent-style-name="DefaultParagraphFont" style:family="text">
      <style:text-properties fo:font-weight="bold" style:font-weight-asian="bold" style:font-weight-complex="bold" fo:language="el" fo:country="GR"/>
    </style:style>
    <style:style style:name="T356" style:parent-style-name="DefaultParagraphFont" style:family="text">
      <style:text-properties fo:language="el" fo:country="GR"/>
    </style:style>
    <style:style style:name="T357" style:parent-style-name="DefaultParagraphFont" style:family="text">
      <style:text-properties fo:language="en" fo:country="US"/>
    </style:style>
    <style:style style:name="P358" style:parent-style-name="Normal" style:family="paragraph">
      <style:text-properties fo:font-weight="bold" style:font-weight-asian="bold" style:font-weight-complex="bold" fo:language="el" fo:country="GR"/>
    </style:style>
    <style:style style:name="P359" style:parent-style-name="Normal" style:family="paragraph">
      <style:text-properties fo:font-weight="bold" style:font-weight-asian="bold" style:font-weight-complex="bold" fo:language="el" fo:country="GR"/>
    </style:style>
    <style:style style:name="T360" style:parent-style-name="DefaultParagraphFont" style:family="text">
      <style:text-properties fo:language="el" fo:country="GR"/>
    </style:style>
    <style:style style:name="T361" style:parent-style-name="DefaultParagraphFont" style:family="text">
      <style:text-properties fo:font-weight="bold" style:font-weight-asian="bold" style:font-weight-complex="bold" fo:language="el" fo:country="GR"/>
    </style:style>
    <style:style style:name="T362" style:parent-style-name="DefaultParagraphFont" style:family="text">
      <style:text-properties fo:language="el" fo:country="GR"/>
    </style:style>
    <style:style style:name="T363" style:parent-style-name="DefaultParagraphFont" style:family="text">
      <style:text-properties fo:font-weight="bold" style:font-weight-asian="bold" style:font-weight-complex="bold" fo:language="el" fo:country="GR"/>
    </style:style>
    <style:style style:name="T364" style:parent-style-name="DefaultParagraphFont" style:family="text">
      <style:text-properties fo:font-weight="bold" style:font-weight-asian="bold" style:font-weight-complex="bold" fo:language="en" fo:country="US"/>
    </style:style>
    <style:style style:name="T365" style:parent-style-name="DefaultParagraphFont" style:family="text">
      <style:text-properties fo:font-weight="bold" style:font-weight-asian="bold" style:font-weight-complex="bold" fo:language="el" fo:country="GR"/>
    </style:style>
    <style:style style:name="T366" style:parent-style-name="DefaultParagraphFont" style:family="text">
      <style:text-properties fo:font-weight="bold" style:font-weight-asian="bold" style:font-weight-complex="bold" fo:language="en" fo:country="US"/>
    </style:style>
    <style:style style:name="T367" style:parent-style-name="DefaultParagraphFont" style:family="text">
      <style:text-properties fo:language="el" fo:country="GR"/>
    </style:style>
    <style:style style:name="T368" style:parent-style-name="DefaultParagraphFont" style:family="text">
      <style:text-properties fo:font-weight="bold" style:font-weight-asian="bold" style:font-weight-complex="bold" fo:language="el" fo:country="GR"/>
    </style:style>
    <style:style style:name="T369" style:parent-style-name="DefaultParagraphFont" style:family="text">
      <style:text-properties fo:language="el" fo:country="GR"/>
    </style:style>
    <style:style style:name="T370" style:parent-style-name="DefaultParagraphFont" style:family="text">
      <style:text-properties fo:font-weight="bold" style:font-weight-asian="bold" style:font-weight-complex="bold" fo:language="el" fo:country="GR"/>
    </style:style>
    <style:style style:name="T371" style:parent-style-name="DefaultParagraphFont" style:family="text">
      <style:text-properties fo:language="el" fo:country="GR"/>
    </style:style>
    <style:style style:name="T372" style:parent-style-name="DefaultParagraphFont" style:family="text">
      <style:text-properties fo:font-weight="bold" style:font-weight-asian="bold" style:font-weight-complex="bold" fo:language="en" fo:country="US"/>
    </style:style>
    <style:style style:name="T373" style:parent-style-name="DefaultParagraphFont" style:family="text">
      <style:text-properties fo:font-weight="bold" style:font-weight-asian="bold" style:font-weight-complex="bold" fo:language="el" fo:country="GR"/>
    </style:style>
    <style:style style:name="T374" style:parent-style-name="DefaultParagraphFont" style:family="text">
      <style:text-properties fo:font-weight="bold" style:font-weight-asian="bold" style:font-weight-complex="bold" fo:language="en" fo:country="US"/>
    </style:style>
    <style:style style:name="T375" style:parent-style-name="DefaultParagraphFont" style:family="text">
      <style:text-properties fo:font-weight="bold" style:font-weight-asian="bold" style:font-weight-complex="bold" fo:language="el" fo:country="GR"/>
    </style:style>
    <style:style style:name="T376" style:parent-style-name="DefaultParagraphFont" style:family="text">
      <style:text-properties fo:font-weight="bold" style:font-weight-asian="bold" style:font-weight-complex="bold" fo:language="en" fo:country="US"/>
    </style:style>
    <style:style style:name="T377" style:parent-style-name="DefaultParagraphFont" style:family="text">
      <style:text-properties fo:font-weight="bold" style:font-weight-asian="bold" style:font-weight-complex="bold" fo:language="el" fo:country="GR"/>
    </style:style>
    <style:style style:name="T378" style:parent-style-name="DefaultParagraphFont" style:family="text">
      <style:text-properties fo:font-weight="bold" style:font-weight-asian="bold" style:font-weight-complex="bold" fo:language="en" fo:country="US"/>
    </style:style>
    <style:style style:name="T379" style:parent-style-name="DefaultParagraphFont" style:family="text">
      <style:text-properties fo:font-weight="bold" style:font-weight-asian="bold" style:font-weight-complex="bold" fo:language="el" fo:country="GR"/>
    </style:style>
    <style:style style:name="T380" style:parent-style-name="DefaultParagraphFont" style:family="text">
      <style:text-properties fo:font-weight="bold" style:font-weight-asian="bold" style:font-weight-complex="bold" fo:language="en" fo:country="US"/>
    </style:style>
    <style:style style:name="T381" style:parent-style-name="DefaultParagraphFont" style:family="text">
      <style:text-properties fo:font-weight="bold" style:font-weight-asian="bold" style:font-weight-complex="bold" fo:language="el" fo:country="GR"/>
    </style:style>
    <style:style style:name="T382" style:parent-style-name="DefaultParagraphFont" style:family="text">
      <style:text-properties fo:font-weight="bold" style:font-weight-asian="bold" style:font-weight-complex="bold" fo:language="en" fo:country="US"/>
    </style:style>
    <style:style style:name="T383" style:parent-style-name="DefaultParagraphFont" style:family="text">
      <style:text-properties fo:font-weight="bold" style:font-weight-asian="bold" style:font-weight-complex="bold" fo:language="el" fo:country="GR"/>
    </style:style>
    <style:style style:name="T384" style:parent-style-name="DefaultParagraphFont" style:family="text">
      <style:text-properties fo:language="el" fo:country="GR"/>
    </style:style>
    <style:style style:name="T385" style:parent-style-name="DefaultParagraphFont" style:family="text">
      <style:text-properties fo:language="el" fo:country="GR"/>
    </style:style>
    <style:style style:name="T386" style:parent-style-name="DefaultParagraphFont" style:family="text">
      <style:text-properties fo:font-weight="bold" style:font-weight-asian="bold" style:font-weight-complex="bold" fo:language="el" fo:country="GR"/>
    </style:style>
    <style:style style:name="T387" style:parent-style-name="DefaultParagraphFont" style:family="text">
      <style:text-properties fo:font-weight="bold" style:font-weight-asian="bold" style:font-weight-complex="bold" fo:language="en" fo:country="US"/>
    </style:style>
    <style:style style:name="T388" style:parent-style-name="DefaultParagraphFont" style:family="text">
      <style:text-properties fo:font-weight="bold" style:font-weight-asian="bold" style:font-weight-complex="bold" fo:language="el" fo:country="GR"/>
    </style:style>
    <style:style style:name="T389" style:parent-style-name="DefaultParagraphFont" style:family="text">
      <style:text-properties fo:language="el" fo:country="GR"/>
    </style:style>
    <style:style style:name="T390" style:parent-style-name="DefaultParagraphFont" style:family="text">
      <style:text-properties fo:language="en" fo:country="US"/>
    </style:style>
    <style:style style:name="T391" style:parent-style-name="DefaultParagraphFont" style:family="text">
      <style:text-properties fo:language="el" fo:country="GR"/>
    </style:style>
    <style:style style:name="T392" style:parent-style-name="DefaultParagraphFont" style:family="text">
      <style:text-properties fo:font-weight="bold" style:font-weight-asian="bold" style:font-weight-complex="bold" fo:language="en" fo:country="US"/>
    </style:style>
    <style:style style:name="T393" style:parent-style-name="DefaultParagraphFont" style:family="text">
      <style:text-properties fo:font-weight="bold" style:font-weight-asian="bold" style:font-weight-complex="bold" fo:language="el" fo:country="GR"/>
    </style:style>
    <style:style style:name="T394" style:parent-style-name="DefaultParagraphFont" style:family="text">
      <style:text-properties fo:font-weight="bold" style:font-weight-asian="bold" style:font-weight-complex="bold" fo:language="en" fo:country="US"/>
    </style:style>
    <style:style style:name="T395" style:parent-style-name="DefaultParagraphFont" style:family="text">
      <style:text-properties fo:font-weight="bold" style:font-weight-asian="bold" style:font-weight-complex="bold" fo:language="el" fo:country="GR"/>
    </style:style>
    <style:style style:name="T396" style:parent-style-name="DefaultParagraphFont" style:family="text">
      <style:text-properties fo:font-weight="bold" style:font-weight-asian="bold" style:font-weight-complex="bold" fo:language="en" fo:country="US"/>
    </style:style>
    <style:style style:name="T397" style:parent-style-name="DefaultParagraphFont" style:family="text">
      <style:text-properties fo:font-weight="bold" style:font-weight-asian="bold" style:font-weight-complex="bold" fo:language="el" fo:country="GR"/>
    </style:style>
    <style:style style:name="T398" style:parent-style-name="DefaultParagraphFont" style:family="text">
      <style:text-properties fo:font-weight="bold" style:font-weight-asian="bold" style:font-weight-complex="bold" fo:language="en" fo:country="US"/>
    </style:style>
    <style:style style:name="T399" style:parent-style-name="DefaultParagraphFont" style:family="text">
      <style:text-properties fo:language="el" fo:country="GR"/>
    </style:style>
    <style:style style:name="T400" style:parent-style-name="DefaultParagraphFont" style:family="text">
      <style:text-properties fo:language="el" fo:country="GR"/>
    </style:style>
    <style:style style:name="T401" style:parent-style-name="DefaultParagraphFont" style:family="text">
      <style:text-properties fo:font-weight="bold" style:font-weight-asian="bold" style:font-weight-complex="bold" fo:language="el" fo:country="GR"/>
    </style:style>
    <style:style style:name="T402" style:parent-style-name="DefaultParagraphFont" style:family="text">
      <style:text-properties fo:language="el" fo:country="GR"/>
    </style:style>
    <style:style style:name="T403" style:parent-style-name="DefaultParagraphFont" style:family="text">
      <style:text-properties fo:language="el" fo:country="GR"/>
    </style:style>
    <style:style style:name="T404" style:parent-style-name="DefaultParagraphFont" style:family="text">
      <style:text-properties fo:font-weight="bold" style:font-weight-asian="bold" style:font-weight-complex="bold" fo:language="el" fo:country="GR"/>
    </style:style>
    <style:style style:name="T405" style:parent-style-name="DefaultParagraphFont" style:family="text">
      <style:text-properties fo:language="el" fo:country="GR"/>
    </style:style>
    <style:style style:name="T406" style:parent-style-name="DefaultParagraphFont" style:family="text">
      <style:text-properties fo:language="en" fo:country="US"/>
    </style:style>
    <style:style style:name="T407" style:parent-style-name="DefaultParagraphFont" style:family="text">
      <style:text-properties fo:language="el" fo:country="GR"/>
    </style:style>
    <style:style style:name="T408" style:parent-style-name="DefaultParagraphFont" style:family="text">
      <style:text-properties fo:language="en" fo:country="US"/>
    </style:style>
    <style:style style:name="T409" style:parent-style-name="DefaultParagraphFont" style:family="text">
      <style:text-properties fo:language="el" fo:country="GR"/>
    </style:style>
    <style:style style:name="T410" style:parent-style-name="DefaultParagraphFont" style:family="text">
      <style:text-properties fo:font-weight="bold" style:font-weight-asian="bold" style:font-weight-complex="bold" fo:language="el" fo:country="GR"/>
    </style:style>
    <style:style style:name="T411" style:parent-style-name="DefaultParagraphFont" style:family="text">
      <style:text-properties fo:language="el" fo:country="GR"/>
    </style:style>
    <style:style style:name="T412" style:parent-style-name="DefaultParagraphFont" style:family="text">
      <style:text-properties fo:language="en" fo:country="US"/>
    </style:style>
    <style:style style:name="P413" style:parent-style-name="Normal" style:family="paragraph">
      <style:text-properties fo:font-weight="bold" style:font-weight-asian="bold" style:font-weight-complex="bold" fo:language="el" fo:country="GR"/>
    </style:style>
    <style:style style:name="T414" style:parent-style-name="DefaultParagraphFont" style:family="text">
      <style:text-properties fo:language="el" fo:country="GR"/>
    </style:style>
    <style:style style:name="T415" style:parent-style-name="DefaultParagraphFont" style:family="text">
      <style:text-properties fo:font-weight="bold" style:font-weight-asian="bold" style:font-weight-complex="bold" fo:language="el" fo:country="GR"/>
    </style:style>
    <style:style style:name="T416" style:parent-style-name="DefaultParagraphFont" style:family="text">
      <style:text-properties fo:font-weight="bold" style:font-weight-asian="bold" style:font-weight-complex="bold" fo:language="en" fo:country="US"/>
    </style:style>
    <style:style style:name="T417" style:parent-style-name="DefaultParagraphFont" style:family="text">
      <style:text-properties fo:font-weight="bold" style:font-weight-asian="bold" style:font-weight-complex="bold" fo:language="el" fo:country="GR"/>
    </style:style>
    <style:style style:name="T418" style:parent-style-name="DefaultParagraphFont" style:family="text">
      <style:text-properties fo:font-weight="bold" style:font-weight-asian="bold" style:font-weight-complex="bold" fo:language="en" fo:country="US"/>
    </style:style>
    <style:style style:name="T419" style:parent-style-name="DefaultParagraphFont" style:family="text">
      <style:text-properties fo:language="el" fo:country="GR"/>
    </style:style>
    <style:style style:name="T420" style:parent-style-name="DefaultParagraphFont" style:family="text">
      <style:text-properties fo:font-weight="bold" style:font-weight-asian="bold" style:font-weight-complex="bold" fo:language="el" fo:country="GR"/>
    </style:style>
    <style:style style:name="T421" style:parent-style-name="DefaultParagraphFont" style:family="text">
      <style:text-properties fo:language="el" fo:country="GR"/>
    </style:style>
    <style:style style:name="T422" style:parent-style-name="DefaultParagraphFont" style:family="text">
      <style:text-properties fo:language="el" fo:country="GR"/>
    </style:style>
    <style:style style:name="T423" style:parent-style-name="DefaultParagraphFont" style:family="text">
      <style:text-properties fo:font-weight="bold" style:font-weight-asian="bold" style:font-weight-complex="bold" fo:language="el" fo:country="GR"/>
    </style:style>
    <style:style style:name="T424" style:parent-style-name="DefaultParagraphFont" style:family="text">
      <style:text-properties fo:language="el" fo:country="GR"/>
    </style:style>
    <style:style style:name="T425" style:parent-style-name="DefaultParagraphFont" style:family="text">
      <style:text-properties fo:language="el" fo:country="GR"/>
    </style:style>
    <style:style style:name="T426" style:parent-style-name="DefaultParagraphFont" style:family="text">
      <style:text-properties fo:font-weight="bold" style:font-weight-asian="bold" style:font-weight-complex="bold" fo:language="el" fo:country="GR"/>
    </style:style>
    <style:style style:name="T427" style:parent-style-name="DefaultParagraphFont" style:family="text">
      <style:text-properties fo:language="el" fo:country="GR"/>
    </style:style>
    <style:style style:name="T428" style:parent-style-name="DefaultParagraphFont" style:family="text">
      <style:text-properties fo:language="el" fo:country="GR"/>
    </style:style>
    <style:style style:name="T429" style:parent-style-name="DefaultParagraphFont" style:family="text">
      <style:text-properties fo:font-weight="bold" style:font-weight-asian="bold" style:font-weight-complex="bold" fo:language="el" fo:country="GR"/>
    </style:style>
    <style:style style:name="T430" style:parent-style-name="DefaultParagraphFont" style:family="text">
      <style:text-properties fo:language="el" fo:country="GR"/>
    </style:style>
    <style:style style:name="T431" style:parent-style-name="DefaultParagraphFont" style:family="text">
      <style:text-properties fo:language="en" fo:country="US"/>
    </style:style>
    <style:style style:name="T432" style:parent-style-name="DefaultParagraphFont" style:family="text">
      <style:text-properties fo:font-weight="bold" style:font-weight-asian="bold" style:font-weight-complex="bold" fo:language="el" fo:country="GR"/>
    </style:style>
    <style:style style:name="T433" style:parent-style-name="DefaultParagraphFont" style:family="text">
      <style:text-properties fo:font-weight="bold" style:font-weight-asian="bold" style:font-weight-complex="bold" fo:language="en" fo:country="US"/>
    </style:style>
    <style:style style:name="T434" style:parent-style-name="DefaultParagraphFont" style:family="text">
      <style:text-properties fo:font-weight="bold" style:font-weight-asian="bold" style:font-weight-complex="bold" fo:language="el" fo:country="GR"/>
    </style:style>
    <style:style style:name="T435" style:parent-style-name="DefaultParagraphFont" style:family="text">
      <style:text-properties fo:font-weight="bold" style:font-weight-asian="bold" style:font-weight-complex="bold" fo:language="en" fo:country="US"/>
    </style:style>
    <style:style style:name="T436" style:parent-style-name="DefaultParagraphFont" style:family="text">
      <style:text-properties fo:language="el" fo:country="GR"/>
    </style:style>
    <style:style style:name="T437" style:parent-style-name="DefaultParagraphFont" style:family="text">
      <style:text-properties fo:language="el" fo:country="GR"/>
    </style:style>
    <style:style style:name="T438" style:parent-style-name="DefaultParagraphFont" style:family="text">
      <style:text-properties fo:language="en" fo:country="US"/>
    </style:style>
    <style:style style:name="T439" style:parent-style-name="DefaultParagraphFont" style:family="text">
      <style:text-properties fo:language="el" fo:country="GR"/>
    </style:style>
    <style:style style:name="T440" style:parent-style-name="DefaultParagraphFont" style:family="text">
      <style:text-properties fo:language="en" fo:country="US"/>
    </style:style>
    <style:style style:name="T441" style:parent-style-name="DefaultParagraphFont" style:family="text">
      <style:text-properties fo:language="el" fo:country="GR"/>
    </style:style>
    <style:style style:name="T442" style:parent-style-name="DefaultParagraphFont" style:family="text">
      <style:text-properties fo:language="en" fo:country="US"/>
    </style:style>
    <style:style style:name="T443" style:parent-style-name="DefaultParagraphFont" style:family="text">
      <style:text-properties fo:language="el" fo:country="GR"/>
    </style:style>
    <style:style style:name="T444" style:parent-style-name="DefaultParagraphFont" style:family="text">
      <style:text-properties fo:language="el" fo:country="GR"/>
    </style:style>
    <style:style style:name="T445" style:parent-style-name="DefaultParagraphFont" style:family="text">
      <style:text-properties fo:language="en" fo:country="US"/>
    </style:style>
    <style:style style:name="T446" style:parent-style-name="DefaultParagraphFont" style:family="text">
      <style:text-properties fo:language="el" fo:country="GR"/>
    </style:style>
    <style:style style:name="T447" style:parent-style-name="DefaultParagraphFont" style:family="text">
      <style:text-properties fo:language="el" fo:country="GR"/>
    </style:style>
    <style:style style:name="T448" style:parent-style-name="DefaultParagraphFont" style:family="text">
      <style:text-properties fo:language="en" fo:country="US"/>
    </style:style>
    <style:style style:name="P449" style:parent-style-name="Normal" style:family="paragraph">
      <style:text-properties fo:font-weight="bold" style:font-weight-asian="bold" style:font-weight-complex="bold" fo:language="el" fo:country="GR"/>
    </style:style>
    <style:style style:name="P450" style:parent-style-name="Normal" style:family="paragraph">
      <style:text-properties fo:font-weight="bold" style:font-weight-asian="bold" style:font-weight-complex="bold" fo:language="el" fo:country="GR"/>
    </style:style>
    <style:style style:name="T451" style:parent-style-name="DefaultParagraphFont" style:family="text">
      <style:text-properties fo:language="el" fo:country="GR"/>
    </style:style>
    <style:style style:name="T452" style:parent-style-name="DefaultParagraphFont" style:family="text">
      <style:text-properties fo:font-weight="bold" style:font-weight-asian="bold" style:font-weight-complex="bold" fo:language="el" fo:country="GR"/>
    </style:style>
    <style:style style:name="T453" style:parent-style-name="DefaultParagraphFont" style:family="text">
      <style:text-properties fo:font-weight="bold" style:font-weight-asian="bold" style:font-weight-complex="bold" fo:language="en" fo:country="US"/>
    </style:style>
    <style:style style:name="T454" style:parent-style-name="DefaultParagraphFont" style:family="text">
      <style:text-properties fo:font-weight="bold" style:font-weight-asian="bold" style:font-weight-complex="bold" fo:language="el" fo:country="GR"/>
    </style:style>
    <style:style style:name="T455" style:parent-style-name="DefaultParagraphFont" style:family="text">
      <style:text-properties fo:font-weight="bold" style:font-weight-asian="bold" style:font-weight-complex="bold" fo:language="en" fo:country="US"/>
    </style:style>
    <style:style style:name="T456" style:parent-style-name="DefaultParagraphFont" style:family="text">
      <style:text-properties fo:language="el" fo:country="GR"/>
    </style:style>
    <style:style style:name="T457" style:parent-style-name="DefaultParagraphFont" style:family="text">
      <style:text-properties style:font-name="Segoe UI Emoji" style:font-name-complex="Segoe UI Emoji" fo:language="el" fo:country="GR"/>
    </style:style>
    <style:style style:name="T458" style:parent-style-name="DefaultParagraphFont" style:family="text">
      <style:text-properties style:font-name="Segoe UI Emoji" style:font-name-complex="Segoe UI Emoji" fo:language="en" fo:country="US"/>
    </style:style>
    <style:style style:name="T459" style:parent-style-name="DefaultParagraphFont" style:family="text">
      <style:text-properties fo:language="el" fo:country="GR"/>
    </style:style>
    <style:style style:name="T460" style:parent-style-name="DefaultParagraphFont" style:family="text">
      <style:text-properties fo:font-weight="bold" style:font-weight-asian="bold" style:font-weight-complex="bold" fo:language="el" fo:country="GR"/>
    </style:style>
    <style:style style:name="T461" style:parent-style-name="DefaultParagraphFont" style:family="text">
      <style:text-properties fo:language="el" fo:country="GR"/>
    </style:style>
    <style:style style:name="T462" style:parent-style-name="DefaultParagraphFont" style:family="text">
      <style:text-properties style:font-name="Segoe UI Emoji" style:font-name-complex="Segoe UI Emoji" fo:language="el" fo:country="GR"/>
    </style:style>
    <style:style style:name="T463" style:parent-style-name="DefaultParagraphFont" style:family="text">
      <style:text-properties style:font-name="Segoe UI Emoji" style:font-name-complex="Segoe UI Emoji" fo:language="en" fo:country="US"/>
    </style:style>
    <style:style style:name="T464" style:parent-style-name="DefaultParagraphFont" style:family="text">
      <style:text-properties fo:language="el" fo:country="GR"/>
    </style:style>
    <style:style style:name="T465" style:parent-style-name="DefaultParagraphFont" style:family="text">
      <style:text-properties fo:font-weight="bold" style:font-weight-asian="bold" style:font-weight-complex="bold" fo:language="el" fo:country="GR"/>
    </style:style>
    <style:style style:name="P466" style:parent-style-name="Normal" style:family="paragraph">
      <style:text-properties fo:language="el" fo:country="GR"/>
    </style:style>
    <style:style style:name="P467" style:parent-style-name="Normal" style:family="paragraph">
      <style:text-properties fo:language="el" fo:country="GR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ABOUT US</text:span><text:span text:style-name="T3"><text:s/>URL:<text:s/></text:span><text:a xlink:href="http://www.360hotelier.com/about-us" office:target-frame-name="_top" xlink:show="replace"><text:span text:style-name="T4">www.360hotelier.com/about-us</text:span></text:a></text:p>
      <text:p text:style-name="P5">Meta Title</text:p>
      <text:p text:style-name="Normal"><text:span text:style-name="T6">Hotel Consultant Cyprus | 360 Hotelier Consulting</text:span></text:p>
      <text:p text:style-name="P7">Meta Description</text:p>
      <text:p text:style-name="Normal"><text:span text:style-name="T8">360° Hotelier Consulting is a leading hotel consultant in Cyprus, specializing in revenue management, online sales, digital marketing and tour-operator contracting.</text:span></text:p>
      <text:p text:style-name="Normal"><text:span text:style-name="T9"><draw:custom-shape svg:x="0in" svg:y="0in" svg:width="6.5in" svg:height="0.02014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0">Photo suggestion</text:p>
      <text:p text:style-name="P11">High-quality photo of a Cyprus boutique hotel or resort terrace / pool / sea view from one of your partner hotels.</text:p>
      <text:p text:style-name="P12">This visually connects your consulting brand to real hospitality assets.</text:p>
      <text:p text:style-name="P13">Image file name</text:p>
      <text:p text:style-name="P14">cyprus-hotel-consulting-partner-hotel.jpg</text:p>
      <text:p text:style-name="P15">ALT text</text:p>
      <text:p text:style-name="P16">Boutique hotel in Cyprus supported by 360 Hotelier Consulting revenue and sales strategy</text:p>
      <text:p text:style-name="P17">Image title</text:p>
      <text:p text:style-name="P18">Hotel Consulting Services in Cyprus</text:p>
      <text:p text:style-name="Normal"><text:span text:style-name="T19">💡</text:span><text:span text:style-name="T20"><text:s/>If possible, use a landscape luxury image (sunset / infinity pool / terrace / sea view).</text:span></text:p>
      <text:p text:style-name="Normal"><text:span text:style-name="T21">ABOUT US</text:span></text:p>
      <text:p text:style-name="P22">Your Trusted Hotel Consultant in Cyprus</text:p>
      <text:p text:style-name="Normal"><text:span text:style-name="T23">360° Hotelier Consulting</text:span><text:span text:style-name="T24"><text:s/>is a<text:s/></text:span><text:span text:style-name="T25">Cyprus-based hotel consultancy</text:span><text:span text:style-name="T26"><text:s/>providing strategic commercial support to<text:s/></text:span><text:span text:style-name="T27">independent hotels, boutique properties and resorts</text:span><text:span text:style-name="T28"><text:s/>across the island.</text:span></text:p>
      <text:p text:style-name="Normal"><text:span text:style-name="T29">As an experienced<text:s/></text:span><text:span text:style-name="T30">hotel consultant in Cyprus</text:span><text:span text:style-name="T31">, we specialize in<text:s/></text:span><text:span text:style-name="T32">hotel revenue management, online sales &amp; B2B distribution, e-commerce, digital marketing and tour-operator contracting</text:span><text:span text:style-name="T33">, helping hotels increase revenue, improve profitability and strengthen their market positioning.</text:span></text:p>
      <text:p text:style-name="Normal"><text:span text:style-name="T34">With more than<text:s/></text:span><text:span text:style-name="T35">15 years of experience in the hospitality and travel industry</text:span><text:span text:style-name="T36">, we support hotels in navigating today’s complex commercial environment through<text:s/></text:span><text:span text:style-name="T37">data-driven strategies, digital expertise and hands-on execution</text:span><text:span text:style-name="T38">.</text:span></text:p>
      <text:p text:style-name="Normal"><text:span text:style-name="T39"><draw:custom-shape svg:x="0in" svg:y="0in" svg:width="6.5in" svg:height="0.02014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40">Photo suggestion</text:p>
      <text:p text:style-name="P41">Photo of a modern hotel room or suite from a partner hotel.</text:p>
      <text:p text:style-name="P42">This reinforces your focus on independent &amp; boutique properties.</text:p>
      <text:p text:style-name="P43">Image file name</text:p>
      <text:p text:style-name="P44">boutique-hotel-room-cyprus-partner-property.jpg</text:p>
      <text:p text:style-name="P45">ALT text</text:p>
      <text:p text:style-name="P46">Boutique hotel room in Cyprus supported with revenue management and online sales strategy</text:p>
      <text:p text:style-name="P47">Image title</text:p>
      <text:p text:style-name="Normal"><text:span text:style-name="T48">Boutique Hotel Partner in Cyprus</text:span></text:p>
      <text:soft-page-break/>
      <text:p text:style-name="P49">What We Do</text:p>
      <text:p text:style-name="Normal"><text:span text:style-name="T50">We provide<text:s/></text:span><text:span text:style-name="T51">end-to-end commercial consulting services for hotels in Cyprus</text:span><text:span text:style-name="T52">, tailored to each property’s size, concept and market dynamics.</text:span></text:p>
      <text:p text:style-name="P53">Our core services include:</text:p>
      <text:list text:style-name="LFO1" text:continue-numbering="true">
        <text:list-item>
          <text:p text:style-name="P54"><text:span text:style-name="T55">Yield &amp; Revenue Management</text:span><text:span text:style-name="T56"><text:line-break/>Strategic pricing, demand forecasting and segmentation designed to maximize RevPAR and revenue performance.</text:span></text:p>
        </text:list-item>
        <text:list-item>
          <text:p text:style-name="P57"><text:span text:style-name="T58">Online Sales &amp; B2B Distribution</text:span><text:span text:style-name="T59"><text:line-break/>OTA optimization, channel-mix strategy and development of profitable B2B partnerships.</text:span></text:p>
        </text:list-item>
        <text:list-item>
          <text:p text:style-name="P60"><text:span text:style-name="T61">E-Commerce &amp; Digital Marketing</text:span><text:span text:style-name="T62"><text:line-break/>Direct booking optimization, SEO &amp; SEM, social media marketing and digital performance analysis.</text:span></text:p>
        </text:list-item>
        <text:list-item>
          <text:p text:style-name="P63"><text:span text:style-name="T64">Contracting &amp; Tour Operator Negotiations</text:span><text:span text:style-name="T65"><text:line-break/>Professional representation and negotiation with tour operators and wholesalers, acting in the hotel’s best commercial interest.</text:span></text:p>
        </text:list-item>
      </text:list>
      <text:p text:style-name="Normal"><text:span text:style-name="T66">As a dedicated<text:s/></text:span><text:span text:style-name="T67">hotel consultant in Cyprus</text:span><text:span text:style-name="T68">, we ensure that every strategy is aligned with local seasonality, demand patterns and the Cyprus tourism landscape.</text:span></text:p>
      <text:p text:style-name="Normal"><text:span text:style-name="T69"><draw:custom-shape svg:x="0in" svg:y="0in" svg:width="6.5in" svg:height="0.02014in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70">Photo suggestion</text:p>
      <text:p text:style-name="P71">Hotel lobby, reception, or guest interaction area from a partner property.</text:p>
      <text:p text:style-name="P72">This visually represents operations + hospitality professionalism.</text:p>
      <text:p text:style-name="P73">Image file name</text:p>
      <text:p text:style-name="P74">cyprus-hotel-lobby-commercial-strategy.jpg</text:p>
      <text:p text:style-name="P75">ALT text</text:p>
      <text:p text:style-name="P76">Hotel commercial strategy and distribution consulting for Cyprus hotels</text:p>
      <text:p text:style-name="P77">Image title</text:p>
      <text:p text:style-name="Normal"><text:span text:style-name="T78">Hotel Commercial Strategy Consulting</text:span></text:p>
      <text:p text:style-name="P79">How We Work</text:p>
      <text:p text:style-name="Normal"><text:span text:style-name="T80">Our approach is<text:s/></text:span><text:span text:style-name="T81">practical, transparent and results-oriented</text:span><text:span text:style-name="T82">.</text:span></text:p>
      <text:p text:style-name="Normal"><text:span text:style-name="T83">We begin with a comprehensive<text:s/></text:span><text:span text:style-name="T84">commercial audit</text:span><text:span text:style-name="T85"><text:s/>of your hotel, analyzing pricing strategy, online distribution, digital presence and existing contracts. Based on these insights, we develop a<text:s/></text:span><text:span text:style-name="T86">customized commercial strategy</text:span><text:span text:style-name="T87"><text:s/>that supports both short-term revenue growth and long-term sustainability.</text:span></text:p>
      <text:p text:style-name="Normal"><text:span text:style-name="T88">Throughout the collaboration, we work as an<text:s/></text:span><text:span text:style-name="T89">extension of your internal team</text:span><text:span text:style-name="T90">, providing hands-on management, regular reporting and continuous optimization.</text:span></text:p>
      <text:p text:style-name="Normal"><text:span text:style-name="T91"><draw:custom-shape svg:x="0in" svg:y="0in" svg:width="6.5in" svg:height="0.02014in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92">Photo suggestion</text:p>
      <text:p text:style-name="P93">Professional portrait of you (Giorgos Peyiazis).</text:p>
      <text:p text:style-name="P94">Ideally:</text:p>
      <text:p text:style-name="P95">neutral background</text:p>
      <text:p text:style-name="P96">business casual</text:p>
      <text:soft-page-break/>
      <text:p text:style-name="P97">hospitality / consulting look</text:p>
      <text:p text:style-name="P98">Image file name</text:p>
      <text:p text:style-name="P99">giorgos-peyiazis-hotel-consultant-cyprus.jpg</text:p>
      <text:p text:style-name="P100">ALT text</text:p>
      <text:p text:style-name="P101">Giorgos Peyiazis founder of 360 Hotelier Consulting hotel consultant Cyprus</text:p>
      <text:p text:style-name="P102">Image title</text:p>
      <text:p text:style-name="Normal"><text:span text:style-name="T103">Giorgos Peyiazis Hotel Consultant Cyprus</text:span></text:p>
      <text:p text:style-name="Normal"><text:span text:style-name="T104">💡</text:span><text:span text:style-name="T105"><text:s/>This is very important for SEO authority (E-E-A-T).</text:span></text:p>
      <text:p text:style-name="P106">Meet the Founder</text:p>
      <text:p text:style-name="P107">Giorgos Peyiazis – Founder &amp; Hotel Consultant</text:p>
      <text:p text:style-name="Normal"><text:span text:style-name="T108">Giorgos Peyiazis</text:span><text:span text:style-name="T109"><text:s/>is the Founder of<text:s/></text:span><text:span text:style-name="T110">360° Hotelier Consulting</text:span><text:span text:style-name="T111"><text:s/>and an experienced<text:s/></text:span><text:span text:style-name="T112">hotel consultant in Cyprus</text:span><text:span text:style-name="T113">, with a professional background spanning more than<text:s/></text:span><text:span text:style-name="T114">15 years in hotel revenue management, online distribution, digital marketing and commercial strategy</text:span><text:span text:style-name="T115">.</text:span></text:p>
      <text:p text:style-name="Normal"><text:span text:style-name="T116">Giorgos has worked closely with<text:s/></text:span><text:span text:style-name="T117">independent hotels, boutique properties and international hospitality platforms</text:span><text:span text:style-name="T118">, supporting hotels in improving revenue performance, strengthening online sales channels and negotiating effective B2B and tour-operator agreements.</text:span></text:p>
      <text:p text:style-name="Normal"><text:span text:style-name="T119">His approach combines<text:s/></text:span><text:span text:style-name="T120">strategic thinking, market intelligence and hands-on execution</text:span><text:span text:style-name="T121">, ensuring that each hotel receives practical solutions tailored to its commercial reality.</text:span></text:p>
      <text:p text:style-name="Normal"><text:span text:style-name="T122">As a Cyprus-based hotel consultant, Giorgos brings deep knowledge of the<text:s/></text:span><text:span text:style-name="T123">local hospitality market</text:span><text:span text:style-name="T124">, seasonal demand behavior and regional tour-operator dynamics — delivering strategies that are both<text:s/></text:span><text:span text:style-name="T125">locally relevant and commercially effective</text:span><text:span text:style-name="T126">.</text:span></text:p>
      <text:p text:style-name="Normal"><text:span text:style-name="T127"><draw:custom-shape svg:x="0in" svg:y="0in" svg:width="6.5in" svg:height="0.02014in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128">Photo suggestion</text:p>
      <text:p text:style-name="P129">Photo of hotel terrace restaurant / lounge area.</text:p>
      <text:p text:style-name="P130">This reflects hospitality experience and long-term partnerships.</text:p>
      <text:p text:style-name="P131">Image file name</text:p>
      <text:p text:style-name="P132">cyprus-boutique-hotel-terrace-partner-hotel.jpg</text:p>
      <text:p text:style-name="P133">ALT text</text:p>
      <text:p text:style-name="P134">Boutique hotel terrace in Cyprus supported by hotel consulting and revenue strategy</text:p>
      <text:p text:style-name="P135">Image title</text:p>
      <text:p text:style-name="Normal"><text:span text:style-name="T136">Hospitality Partnership with Cyprus Hotels</text:span></text:p>
      <text:p text:style-name="P137">Our Philosophy</text:p>
      <text:p text:style-name="Normal"><text:span text:style-name="T138">At 360° Hotelier Consulting, we believe that successful hotel consulting is built on<text:s/></text:span><text:span text:style-name="T139">partnership, trust and long-term collaboration</text:span><text:span text:style-name="T140">.</text:span></text:p>
      <text:p text:style-name="Normal"><text:span text:style-name="T141">We work with a<text:s/></text:span><text:span text:style-name="T142">select number of hotels in Cyprus</text:span><text:span text:style-name="T143">, allowing us to remain fully engaged, responsive and accountable. Our goal is not simply to advise, but to<text:s/></text:span><text:span text:style-name="T144">actively support hotels in improving performance and achieving sustainable commercial growth</text:span><text:span text:style-name="T145">.</text:span></text:p>
      <text:soft-page-break/>
      <text:p text:style-name="Normal"><text:span text:style-name="T146">By combining<text:s/></text:span><text:span text:style-name="T147">local expertise</text:span><text:span text:style-name="T148">,<text:s/></text:span><text:span text:style-name="T149">international best practices</text:span><text:span text:style-name="T150"><text:s/>and<text:s/></text:span><text:span text:style-name="T151">modern digital tools</text:span><text:span text:style-name="T152">, we help hotels remain competitive in an evolving hospitality landscape.</text:span></text:p>
      <text:p text:style-name="Normal"><text:span text:style-name="T153"><draw:custom-shape svg:x="0in" svg:y="0in" svg:width="6.5in" svg:height="0.02014in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p text:style-name="P154">Photo suggestion</text:p>
      <text:p text:style-name="P155">Wide image of Cyprus luxury resort or boutique hotel exterior.</text:p>
      <text:p text:style-name="P156">Image file name</text:p>
      <text:p text:style-name="P157">cyprus-resort-hotel-consulting-success.jpg</text:p>
      <text:p text:style-name="P158">ALT text</text:p>
      <text:p text:style-name="P159">Resort hotel in Cyprus achieving revenue growth through hotel consulting strategy</text:p>
      <text:p text:style-name="P160">Image title</text:p>
      <text:p text:style-name="Normal"><text:span text:style-name="T161">Hotel Revenue Growth Cyprus</text:span></text:p>
      <text:p text:style-name="P162">Why Choose 360° Hotelier Consulting</text:p>
      <text:list text:style-name="LFO2" text:continue-numbering="true">
        <text:list-item>
          <text:p text:style-name="P163"><text:span text:style-name="T164">Experienced<text:s/></text:span><text:span text:style-name="T165">hotel consultant in Cyprus</text:span><text:span text:style-name="T166"><text:s/>with proven results</text:span></text:p>
        </text:list-item>
        <text:list-item>
          <text:p text:style-name="P167">15+ years of hospitality sales, revenue and digital expertise</text:p>
        </text:list-item>
        <text:list-item>
          <text:p text:style-name="P168">Strong understanding of the Cyprus tourism and hotel market</text:p>
        </text:list-item>
        <text:list-item>
          <text:p text:style-name="P169">Data-driven strategies with measurable KPIs</text:p>
        </text:list-item>
        <text:list-item>
          <text:p text:style-name="P170">Hands-on support, not generic consultancy</text:p>
        </text:list-item>
      </text:list>
      <text:p text:style-name="Normal"><text:span text:style-name="T171"><draw:custom-shape svg:x="0in" svg:y="0in" svg:width="6in" svg:height="0.02014in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172">Photo suggestion</text:p>
      <text:p text:style-name="P173">Beautiful sunset hotel pool or coastal resort.</text:p>
      <text:p text:style-name="P174">Creates emotional closing visual.</text:p>
      <text:p text:style-name="P175">Image file name</text:p>
      <text:p text:style-name="P176">cyprus-hotel-strategy-consultation.jpg</text:p>
      <text:p text:style-name="P177">ALT text</text:p>
      <text:p text:style-name="P178">Hotel consulting strategy session for boutique and resort hotels in Cyprus</text:p>
      <text:p text:style-name="P179">Image title</text:p>
      <text:p text:style-name="Normal"><text:span text:style-name="T180">Hotel Consulting Strategy Session</text:span></text:p>
      <text:p text:style-name="P181">Call to Action</text:p>
      <text:p text:style-name="P182">Looking for a Reliable Hotel Consultant in Cyprus?</text:p>
      <text:p text:style-name="Normal"><text:span text:style-name="T183">Let’s discuss how<text:s/></text:span><text:span text:style-name="T184">360° Hotelier Consulting</text:span><text:span text:style-name="T185"><text:s/>can support your hotel’s revenue, distribution and digital growth.</text:span></text:p>
      <text:p text:style-name="Normal"><text:span text:style-name="T186">➡️</text:span><text:span text:style-name="T187"><text:s/></text:span><text:span text:style-name="T188">Book a Free Consultation</text:span><text:span text:style-name="T189"><text:line-break/></text:span><text:span text:style-name="T190">➡️</text:span><text:span text:style-name="T191"><text:s/></text:span><text:span text:style-name="T192">Explore Our Services</text:span></text:p>
      <text:p text:style-name="P193"/>
      <text:p text:style-name="P194"/>
      <text:p text:style-name="P195"/>
      <text:soft-page-break/>
      <text:p text:style-name="Normal"><text:span text:style-name="T196">ABOUT US</text:span><text:span text:style-name="T197"><text:s/>URL:<text:s/></text:span><text:a xlink:href="http://www.360hotelier.com/el/about-us" office:target-frame-name="_top" xlink:show="replace"><text:span text:style-name="T198">www.360hotelier.com/</text:span><text:span text:style-name="T199">el/</text:span><text:span text:style-name="T200">about-us</text:span></text:a></text:p>
      <text:p text:style-name="Normal"><text:span text:style-name="T201">Meta</text:span><text:span text:style-name="T202"><text:s/></text:span><text:span text:style-name="T203">Title</text:span></text:p>
      <text:p text:style-name="Normal"><text:span text:style-name="T204">Συμβουλευτικές Υπηρεσίες Ξενοδοχείων στην Κύπρο | 360<text:s/></text:span><text:span text:style-name="T205">Hotelier</text:span><text:span text:style-name="T206"><text:s/></text:span><text:span text:style-name="T207">Consulting</text:span></text:p>
      <text:p text:style-name="Normal"><text:span text:style-name="T208">Meta</text:span><text:span text:style-name="T209"><text:s/></text:span><text:span text:style-name="T210">Description</text:span></text:p>
      <text:p text:style-name="Normal"><text:span text:style-name="T211">Η 360<text:s/></text:span><text:span text:style-name="T212">Hotelier</text:span><text:span text:style-name="T213"><text:s/></text:span><text:span text:style-name="T214">Consulting</text:span><text:span text:style-name="T215"><text:s/>είναι εταιρεία συμβουλευτικών υπηρεσιών ξενοδοχείων στην Κύπρο με εξειδίκευση σε<text:s/></text:span><text:span text:style-name="T216">revenue</text:span><text:span text:style-name="T217"><text:s/></text:span><text:span text:style-name="T218">management</text:span><text:span text:style-name="T219">,<text:s/></text:span><text:span text:style-name="T220">online</text:span><text:span text:style-name="T221"><text:s/>πωλήσεις και στρατηγική διανομής.</text:span></text:p>
      <text:p text:style-name="P222">ΣΧΕΤΙΚΑ ΜΕ ΕΜΑΣ</text:p>
      <text:p text:style-name="P223">Ο αξιόπιστος σύμβουλος ξενοδοχείων σας στην Κύπρο</text:p>
      <text:p text:style-name="Normal"><text:span text:style-name="T224">Η<text:s/></text:span><text:span text:style-name="T225">360°<text:s/></text:span><text:span text:style-name="T226">Hotelier</text:span><text:span text:style-name="T227"><text:s/></text:span><text:span text:style-name="T228">Consulting</text:span><text:span text:style-name="T229"><text:s/>είναι μια εταιρεία συμβουλευτικών υπηρεσιών για ξενοδοχεία με έδρα την Κύπρο, η οποία παρέχει στρατηγική εμπορική υποστήριξη σε ανεξάρτητα ξενοδοχεία,<text:s/></text:span><text:span text:style-name="T230">boutique</text:span><text:span text:style-name="T231"><text:s/>ξενοδοχεία και τουριστικά θέρετρα σε όλο το νησί.</text:span></text:p>
      <text:p text:style-name="Normal"><text:span text:style-name="T232">Ως έμπειρος<text:s/></text:span><text:span text:style-name="T233">σύμβουλος ξενοδοχείων στην Κύπρο</text:span><text:span text:style-name="T234">, εξειδικευόμαστε στο<text:s/></text:span><text:span text:style-name="T235">hotel</text:span><text:span text:style-name="T236"><text:s/></text:span><text:span text:style-name="T237">revenue</text:span><text:span text:style-name="T238"><text:s/></text:span><text:span text:style-name="T239">management</text:span><text:span text:style-name="T240">, τις<text:s/></text:span><text:span text:style-name="T241">online</text:span><text:span text:style-name="T242"><text:s/>πωλήσεις και<text:s/></text:span><text:span text:style-name="T243">B</text:span><text:span text:style-name="T244">2</text:span><text:span text:style-name="T245">B</text:span><text:span text:style-name="T246"><text:s/></text:span><text:span text:style-name="T247">distribution</text:span><text:span text:style-name="T248">, το<text:s/></text:span><text:span text:style-name="T249">e</text:span><text:span text:style-name="T250">-</text:span><text:span text:style-name="T251">commerce</text:span><text:span text:style-name="T252">, το<text:s/></text:span><text:span text:style-name="T253">digital</text:span><text:span text:style-name="T254"><text:s/></text:span><text:span text:style-name="T255">marketing</text:span><text:span text:style-name="T256"><text:s/>και τη<text:s/></text:span><text:span text:style-name="T257">διαχείριση συμβολαίων με<text:s/></text:span><text:span text:style-name="T258">tour</text:span><text:span text:style-name="T259"><text:s/></text:span><text:span text:style-name="T260">operators</text:span><text:span text:style-name="T261">, βοηθώντας τα ξενοδοχεία να αυξήσουν τα έσοδά τους, να βελτιώσουν την κερδοφορία τους και να ενισχύσουν τη θέση τους στην αγορά.</text:span></text:p>
      <text:p text:style-name="Normal"><text:span text:style-name="T262">Με περισσότερα από<text:s/></text:span><text:span text:style-name="T263">15 χρόνια εμπειρίας στον ξενοδοχειακό και τουριστικό κλάδο</text:span><text:span text:style-name="T264">, υποστηρίζουμε τα ξενοδοχεία να ανταποκριθούν στο σύγχρονο και απαιτητικό εμπορικό περιβάλλον μέσα από<text:s/></text:span><text:span text:style-name="T265">στρατηγικές βασισμένες σε δεδομένα, ψηφιακή τεχνογνωσία και πρακτική εφαρμογή</text:span><text:span text:style-name="T266">.</text:span></text:p>
      <text:p text:style-name="Normal"><text:span text:style-name="T267"><draw:custom-shape svg:x="0in" svg:y="0in" svg:width="45.51042in" svg:height="0.00139in" draw:id="id7" draw:style-name="a7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268">Τι Κάνουμε</text:p>
      <text:p text:style-name="Normal"><text:span text:style-name="T269">Παρέχουμε ολοκληρωμένες<text:s/></text:span><text:span text:style-name="T270">συμβουλευτικές υπηρεσίες για ξενοδοχεία στην Κύπρο</text:span><text:span text:style-name="T271">, προσαρμοσμένες στο μέγεθος, την ταυτότητα και τις ιδιαιτερότητες κάθε μονάδας.</text:span></text:p>
      <text:p text:style-name="P272">Οι βασικές υπηρεσίες μας περιλαμβάνουν:</text:p>
      <text:p text:style-name="Normal"><text:span text:style-name="T273">Yield</text:span><text:span text:style-name="T274"><text:s/>&amp;<text:s/></text:span><text:span text:style-name="T275">Revenue</text:span><text:span text:style-name="T276"><text:s/></text:span><text:span text:style-name="T277">Management</text:span></text:p>
      <text:p text:style-name="Normal"><text:span text:style-name="T278">Στρατηγική τιμολόγησης, πρόβλεψη ζήτησης και τμηματοποίηση αγοράς με στόχο τη μεγιστοποίηση του<text:s/></text:span><text:span text:style-name="T279">RevPAR</text:span><text:span text:style-name="T280"><text:s/>και τη βελτίωση της συνολικής απόδοσης εσόδων.</text:span></text:p>
      <text:p text:style-name="Normal"><text:span text:style-name="T281">Online</text:span><text:span text:style-name="T282"><text:s/></text:span><text:span text:style-name="T283">Sales</text:span><text:span text:style-name="T284"><text:s/>&amp;<text:s/></text:span><text:span text:style-name="T285">B</text:span><text:span text:style-name="T286">2</text:span><text:span text:style-name="T287">B</text:span><text:span text:style-name="T288"><text:s/></text:span><text:span text:style-name="T289">Distribution</text:span></text:p>
      <text:p text:style-name="Normal"><text:span text:style-name="T290">Βελτιστοποίηση<text:s/></text:span><text:span text:style-name="T291">OTA</text:span><text:span text:style-name="T292">, στρατηγική διαχείρισης καναλιών πώλησης και ανάπτυξη κερδοφόρων<text:s/></text:span><text:span text:style-name="T293">B</text:span><text:span text:style-name="T294">2</text:span><text:span text:style-name="T295">B</text:span><text:span text:style-name="T296"><text:s/>συνεργασιών</text:span><text:span text:style-name="T297">.</text:span></text:p>
      <text:p text:style-name="Normal"><text:span text:style-name="T298">E</text:span><text:span text:style-name="T299">-</text:span><text:span text:style-name="T300">Commerce</text:span><text:span text:style-name="T301"><text:s/>&amp;<text:s/></text:span><text:span text:style-name="T302">Digital</text:span><text:span text:style-name="T303"><text:s/></text:span><text:span text:style-name="T304">Marketing</text:span></text:p>
      <text:p text:style-name="Normal"><text:span text:style-name="T305">Βελτιστοποίηση απευθείας κρατήσεων,<text:s/></text:span><text:span text:style-name="T306">SEO</text:span><text:span text:style-name="T307"><text:s/>&amp;<text:s/></text:span><text:span text:style-name="T308">SEM</text:span><text:span text:style-name="T309">, στρατηγική<text:s/></text:span><text:span text:style-name="T310">social</text:span><text:span text:style-name="T311"><text:s/></text:span><text:span text:style-name="T312">media</text:span><text:span text:style-name="T313"><text:s/>και ανάλυση ψηφιακής απόδοσης.</text:span></text:p>
      <text:p text:style-name="Normal"><text:span text:style-name="T314">Contracting</text:span><text:span text:style-name="T315"><text:s/>&amp; Διαπραγματεύσεις με<text:s/></text:span><text:span text:style-name="T316">Tour</text:span><text:span text:style-name="T317"><text:s/></text:span><text:span text:style-name="T318">Operators</text:span></text:p>
      <text:p text:style-name="Normal"><text:span text:style-name="T319">Επαγγελματική εκπροσώπηση και διαπραγμάτευση με<text:s/></text:span><text:span text:style-name="T320">tour</text:span><text:span text:style-name="T321"><text:s/></text:span><text:span text:style-name="T322">operators</text:span><text:span text:style-name="T323"><text:s/>και<text:s/></text:span><text:span text:style-name="T324">wholesalers</text:span><text:span text:style-name="T325">, πάντα με γνώμονα το εμπορικό συμφέρον του ξενοδοχείου.</text:span></text:p>
      <text:p text:style-name="Normal"><text:span text:style-name="T326">Ως εξειδικευμένος<text:s/></text:span><text:span text:style-name="T327">σύμβουλος ξενοδοχείων στην Κύπρο</text:span><text:span text:style-name="T328">, διασφαλίζουμε ότι κάθε στρατηγική ευθυγραμμίζεται με την<text:s/></text:span><text:span text:style-name="T329">εποχικότητα, τα πρότυπα ζήτησης και τη δυναμική της τουριστικής αγοράς της Κύπρου</text:span><text:span text:style-name="T330">.</text:span></text:p>
      <text:p text:style-name="Normal"><text:span text:style-name="T331"><draw:custom-shape svg:x="0in" svg:y="0in" svg:width="45.51042in" svg:height="0.00139in" draw:id="id8" draw:style-name="a8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332">Πώς Εργαζόμαστε</text:p>
      <text:p text:style-name="Normal"><text:span text:style-name="T333">Η προσέγγισή μας είναι<text:s/></text:span><text:span text:style-name="T334">πρακτική, διαφανής και προσανατολισμένη στα αποτελέσματα</text:span><text:span text:style-name="T335">.</text:span></text:p>
      <text:p text:style-name="Normal"><text:span text:style-name="T336">Ξεκινάμε με έναν ολοκληρωμένο<text:s/></text:span><text:span text:style-name="T337">εμπορικό έλεγχο (</text:span><text:span text:style-name="T338">commercial</text:span><text:span text:style-name="T339"><text:s/></text:span><text:span text:style-name="T340">audit</text:span><text:span text:style-name="T341">)</text:span><text:span text:style-name="T342"><text:s/>του ξενοδοχείου σας, αναλύοντας:</text:span></text:p>
      <text:soft-page-break/>
      <text:list text:style-name="LFO3" text:continue-numbering="true">
        <text:list-item>
          <text:p text:style-name="P343">τη στρατηγική τιμολόγησης</text:p>
        </text:list-item>
        <text:list-item>
          <text:p text:style-name="P344">την online διανομή</text:p>
        </text:list-item>
        <text:list-item>
          <text:p text:style-name="P345">την ψηφιακή παρουσία</text:p>
        </text:list-item>
        <text:list-item>
          <text:p text:style-name="P346">τα υφιστάμενα συμβόλαια και συνεργασίες</text:p>
        </text:list-item>
      </text:list>
      <text:p text:style-name="Normal"><text:span text:style-name="T347">Με βάση αυτά τα δεδομένα, αναπτύσσουμε μια<text:s/></text:span><text:span text:style-name="T348">εξατομικευμένη εμπορική στρατηγική</text:span><text:span text:style-name="T349"><text:s/>που υποστηρίζει τόσο την<text:s/></text:span><text:span text:style-name="T350">άμεση αύξηση εσόδων</text:span><text:span text:style-name="T351"><text:s/>όσο και τη<text:s/></text:span><text:span text:style-name="T352">μακροπρόθεσμη βιωσιμότητα</text:span><text:span text:style-name="T353"><text:s/>του ξενοδοχείου.</text:span></text:p>
      <text:p text:style-name="Normal"><text:span text:style-name="T354">Καθ’ όλη τη διάρκεια της συνεργασίας, λειτουργούμε ως<text:s/></text:span><text:span text:style-name="T355">προέκταση της εσωτερικής ομάδας του ξενοδοχείου</text:span><text:span text:style-name="T356">, παρέχοντας ενεργή διαχείριση, τακτικές αναφορές και συνεχή βελτιστοποίηση στρατηγικής.</text:span></text:p>
      <text:p text:style-name="Normal"><text:span text:style-name="T357"><draw:custom-shape svg:x="0in" svg:y="0in" svg:width="45.51042in" svg:height="0.00139in" draw:id="id9" draw:style-name="a9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358">Ο Ιδρυτής</text:p>
      <text:p text:style-name="P359">Γιώργος Πεγιαζής – Ιδρυτής &amp; Σύμβουλος Ξενοδοχείων</text:p>
      <text:p text:style-name="Normal"><text:span text:style-name="T360">Ο<text:s/></text:span><text:span text:style-name="T361">Γιώργος Πεγιαζής</text:span><text:span text:style-name="T362"><text:s/>είναι ο ιδρυτής της<text:s/></text:span><text:span text:style-name="T363">360°<text:s/></text:span><text:span text:style-name="T364">Hotelier</text:span><text:span text:style-name="T365"><text:s/></text:span><text:span text:style-name="T366">Consulting</text:span><text:span text:style-name="T367"><text:s/>και ένας έμπειρος<text:s/></text:span><text:span text:style-name="T368">σύμβουλος ξενοδοχείων στην Κύπρο</text:span><text:span text:style-name="T369">, με επαγγελματική πορεία άνω των<text:s/></text:span><text:span text:style-name="T370">15 ετών</text:span><text:span text:style-name="T371"><text:s/>στους τομείς του<text:s/></text:span><text:span text:style-name="T372">revenue</text:span><text:span text:style-name="T373"><text:s/></text:span><text:span text:style-name="T374">management</text:span><text:span text:style-name="T375">,<text:s/></text:span><text:span text:style-name="T376">online</text:span><text:span text:style-name="T377"><text:s/></text:span><text:span text:style-name="T378">distribution</text:span><text:span text:style-name="T379">,<text:s/></text:span><text:span text:style-name="T380">digital</text:span><text:span text:style-name="T381"><text:s/></text:span><text:span text:style-name="T382">marketing</text:span><text:span text:style-name="T383"><text:s/>και εμπορικής στρατηγικής</text:span><text:span text:style-name="T384">.</text:span></text:p>
      <text:p text:style-name="Normal"><text:span text:style-name="T385">Ο Γιώργος έχει συνεργαστεί στενά με<text:s/></text:span><text:span text:style-name="T386">ανεξάρτητα ξενοδοχεία,<text:s/></text:span><text:span text:style-name="T387">boutique</text:span><text:span text:style-name="T388"><text:s/>μονάδες και διεθνείς πλατφόρμες φιλοξενίας</text:span><text:span text:style-name="T389">, βοηθώντας ξενοδοχεία να βελτιώσουν την απόδοση εσόδων, να ενισχύσουν τα<text:s/></text:span><text:span text:style-name="T390">online</text:span><text:span text:style-name="T391"><text:s/>κανάλια πωλήσεων και να διαπραγματευτούν αποτελεσματικές συνεργασίες με<text:s/></text:span><text:span text:style-name="T392">B</text:span><text:span text:style-name="T393">2</text:span><text:span text:style-name="T394">B</text:span><text:span text:style-name="T395"><text:s/>συνεργάτες και<text:s/></text:span><text:span text:style-name="T396">tour</text:span><text:span text:style-name="T397"><text:s/></text:span><text:span text:style-name="T398">operators</text:span><text:span text:style-name="T399">.</text:span></text:p>
      <text:p text:style-name="Normal"><text:span text:style-name="T400">Η προσέγγισή του συνδυάζει<text:s/></text:span><text:span text:style-name="T401">στρατηγική σκέψη, ανάλυση αγοράς και πρακτική υλοποίηση</text:span><text:span text:style-name="T402">, διασφαλίζοντας ότι κάθε ξενοδοχείο λαμβάνει λύσεις προσαρμοσμένες στις πραγματικές εμπορικές του ανάγκες.</text:span></text:p>
      <text:p text:style-name="Normal"><text:span text:style-name="T403">Ως<text:s/></text:span><text:span text:style-name="T404">σύμβουλος ξενοδοχείων με έδρα την Κύπρο</text:span><text:span text:style-name="T405">, διαθέτει βαθιά γνώση της τοπικής τουριστικής αγοράς, της εποχικότητας και της δυναμικής των<text:s/></text:span><text:span text:style-name="T406">tour</text:span><text:span text:style-name="T407"><text:s/></text:span><text:span text:style-name="T408">operators</text:span><text:span text:style-name="T409"><text:s/>της περιοχής — προσφέροντας στρατηγικές που είναι<text:s/></text:span><text:span text:style-name="T410">ρεαλιστικές, εφαρμόσιμες και εμπορικά αποτελεσματικές</text:span><text:span text:style-name="T411">.</text:span></text:p>
      <text:p text:style-name="Normal"><text:span text:style-name="T412"><draw:custom-shape svg:x="0in" svg:y="0in" svg:width="45.51042in" svg:height="0.00139in" draw:id="id10" draw:style-name="a10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413">Η Φιλοσοφία μας</text:p>
      <text:p text:style-name="Normal"><text:span text:style-name="T414">Στην<text:s/></text:span><text:span text:style-name="T415">360°<text:s/></text:span><text:span text:style-name="T416">Hotelier</text:span><text:span text:style-name="T417"><text:s/></text:span><text:span text:style-name="T418">Consulting</text:span><text:span text:style-name="T419"><text:s/>πιστεύουμε ότι η επιτυχημένη συμβουλευτική στον ξενοδοχειακό κλάδο βασίζεται στη<text:s/></text:span><text:span text:style-name="T420">συνεργασία, την εμπιστοσύνη και τις μακροχρόνιες σχέσεις</text:span><text:span text:style-name="T421">.</text:span></text:p>
      <text:p text:style-name="Normal"><text:span text:style-name="T422">Συνεργαζόμαστε με<text:s/></text:span><text:span text:style-name="T423">περιορισμένο αριθμό ξενοδοχείων στην Κύπρο</text:span><text:span text:style-name="T424">, ώστε να παραμένουμε πλήρως αφοσιωμένοι, άμεσα διαθέσιμοι και ουσιαστικά υπεύθυνοι για τα αποτελέσματα.</text:span></text:p>
      <text:p text:style-name="Normal"><text:span text:style-name="T425">Στόχος μας δεν είναι απλώς να παρέχουμε συμβουλές, αλλά να<text:s/></text:span><text:span text:style-name="T426">υποστηρίζουμε ενεργά τα ξενοδοχεία στη βελτίωση της απόδοσης και στην επίτευξη βιώσιμης εμπορικής ανάπτυξης</text:span><text:span text:style-name="T427">.</text:span></text:p>
      <text:p text:style-name="Normal"><text:span text:style-name="T428">Συνδυάζοντας<text:s/></text:span><text:span text:style-name="T429">τοπική γνώση, διεθνείς βέλτιστες πρακτικές και σύγχρονα ψηφιακά εργαλεία</text:span><text:span text:style-name="T430">, βοηθάμε τα ξενοδοχεία να παραμένουν ανταγωνιστικά σε ένα συνεχώς εξελισσόμενο περιβάλλον φιλοξενίας.</text:span></text:p>
      <text:p text:style-name="Normal"><text:span text:style-name="T431"><draw:custom-shape svg:x="0in" svg:y="0in" svg:width="45.51042in" svg:height="0.00139in" draw:id="id11" draw:style-name="a11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32">Γιατί να Επιλέξετε την 360°<text:s/></text:span><text:span text:style-name="T433">Hotelier</text:span><text:span text:style-name="T434"><text:s/></text:span><text:span text:style-name="T435">Consulting</text:span></text:p>
      <text:p text:style-name="Normal"><text:span text:style-name="T436">• Έμπειρος σύμβουλος ξενοδοχείων στην Κύπρο με αποδεδειγμένα αποτελέσματα</text:span><text:span text:style-name="T437"><text:line-break/>• Πάνω από 15 χρόνια εμπειρίας σε πωλήσεις,<text:s/></text:span><text:span text:style-name="T438">revenue</text:span><text:span text:style-name="T439"><text:s/>και<text:s/></text:span><text:span text:style-name="T440">digital</text:span><text:span text:style-name="T441"><text:s/></text:span><text:span text:style-name="T442">strategy</text:span><text:span text:style-name="T443"><text:line-break/>• Βαθιά γνώση της τουριστικής και ξενοδοχειακής αγοράς της Κύπρου</text:span><text:span text:style-name="T444"><text:line-break/>• Στρατηγικές βασισμένες σε δεδομένα και μετρήσιμους δείκτες απόδοσης (</text:span><text:span text:style-name="T445">KPIs</text:span><text:span text:style-name="T446">)</text:span><text:span text:style-name="T447"><text:line-break/>• Πρακτική υποστήριξη και ενεργή συμμετοχή — όχι απλώς θεωρητική συμβουλευτική</text:span></text:p>
      <text:p text:style-name="Normal"><text:span text:style-name="T448"><draw:custom-shape svg:x="0in" svg:y="0in" svg:width="45.51042in" svg:height="0.00139in" draw:id="id12" draw:style-name="a12" draw:name="Horizontal Line 6" text:anchor-type="as-char"><svg:title/><svg:desc/><draw:enhanced-geometry draw:type="non-primitive" svg:viewBox="0 0 21600 21600" draw:enhanced-path="M 0 0 L 21600 0 21600 21600 0 21600 Z N"/></draw:custom-shape></text:span></text:p>
      <text:p text:style-name="P449">Επικοινωνήστε Μαζί Μας</text:p>
      <text:soft-page-break/>
      <text:p text:style-name="P450">Αναζητάτε έναν αξιόπιστο σύμβουλο ξενοδοχείων στην Κύπρο;</text:p>
      <text:p text:style-name="Normal"><text:span text:style-name="T451">Ας συζητήσουμε πώς η<text:s/></text:span><text:span text:style-name="T452">360°<text:s/></text:span><text:span text:style-name="T453">Hotelier</text:span><text:span text:style-name="T454"><text:s/></text:span><text:span text:style-name="T455">Consulting</text:span><text:span text:style-name="T456"><text:s/>μπορεί να υποστηρίξει την ανάπτυξη των εσόδων, της διανομής και της ψηφιακής παρουσίας του ξενοδοχείου σας.</text:span></text:p>
      <text:p text:style-name="Normal"><text:span text:style-name="T457">➡</text:span><text:span text:style-name="T458">️</text:span><text:span text:style-name="T459"><text:s/></text:span><text:span text:style-name="T460">Κλείστε μια δωρεάν συμβουλευτική συνάντηση</text:span><text:span text:style-name="T461"><text:line-break/></text:span><text:span text:style-name="T462">➡</text:span><text:span text:style-name="T463">️</text:span><text:span text:style-name="T464"><text:s/></text:span><text:span text:style-name="T465">Δείτε τις υπηρεσίες μας</text:span></text:p>
      <text:p text:style-name="P466"/>
      <text:p text:style-name="P4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iorgos Peyiazis</meta:initial-creator>
    <dc:creator>Giorgos Peyiazis</dc:creator>
    <meta:creation-date>2025-12-18T11:20:00Z</meta:creation-date>
    <dc:date>2026-03-08T07:32:00Z</dc:date>
    <meta:template xlink:href="Normal.dotm" xlink:type="simple"/>
    <meta:editing-cycles>5</meta:editing-cycles>
    <meta:editing-duration>PT1080S</meta:editing-duration>
    <meta:document-statistic meta:page-count="7" meta:paragraph-count="25" meta:word-count="1873" meta:character-count="12528" meta:row-count="89" meta:non-whitespace-character-count="10680"/>
  </office:meta>
</office:document-meta>
</file>